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style:text-properties fo:font-size="11pt" officeooo:rsid="001e106d" officeooo:paragraph-rsid="001e106d" style:font-size-asian="11pt" style:font-size-complex="11pt"/>
    </style:style>
    <style:style style:name="P2" style:family="paragraph" style:parent-style-name="Standard">
      <style:paragraph-properties fo:line-height="115%"/>
      <style:text-properties officeooo:rsid="001e106d" officeooo:paragraph-rsid="001e106d"/>
    </style:style>
    <style:style style:name="P3" style:family="paragraph" style:parent-style-name="Standard">
      <style:paragraph-properties fo:line-height="115%"/>
      <style:text-properties officeooo:rsid="00313727" officeooo:paragraph-rsid="00313727"/>
    </style:style>
    <style:style style:name="P4" style:family="paragraph" style:parent-style-name="Standard">
      <style:paragraph-properties fo:line-height="115%"/>
      <style:text-properties fo:font-size="12pt" fo:font-style="italic" officeooo:rsid="00313727" officeooo:paragraph-rsid="00313727" style:font-size-asian="12pt" style:font-style-asian="italic" style:font-size-complex="12pt" style:font-style-complex="italic"/>
    </style:style>
    <style:style style:name="P5" style:family="paragraph" style:parent-style-name="Standard">
      <style:paragraph-properties fo:line-height="115%"/>
      <style:text-properties fo:font-size="11pt" officeooo:rsid="00313727" officeooo:paragraph-rsid="00313727" style:font-size-asian="11pt" style:font-size-complex="11pt"/>
    </style:style>
    <style:style style:name="P6" style:family="paragraph" style:parent-style-name="Standard">
      <style:paragraph-properties fo:line-height="115%"/>
      <style:text-properties fo:font-size="11pt" officeooo:rsid="00d49b73" officeooo:paragraph-rsid="00d49b73" style:font-size-asian="11pt" style:font-size-complex="11pt"/>
    </style:style>
    <style:style style:name="P7" style:family="paragraph" style:parent-style-name="Standard">
      <style:paragraph-properties fo:line-height="115%"/>
      <style:text-properties fo:font-size="11pt" officeooo:rsid="00d79064" officeooo:paragraph-rsid="00d79064" style:font-size-asian="11pt" style:font-size-complex="11pt"/>
    </style:style>
    <style:style style:name="P8" style:family="paragraph" style:parent-style-name="Standard">
      <style:paragraph-properties fo:line-height="115%"/>
      <style:text-properties style:use-window-font-color="true" loext:opacity="0%" fo:font-size="11pt" officeooo:rsid="00d945a8" officeooo:paragraph-rsid="00d945a8" style:font-size-asian="11pt" style:font-size-complex="11pt"/>
    </style:style>
    <style:style style:name="P9" style:family="paragraph" style:parent-style-name="Standard">
      <style:paragraph-properties fo:line-height="115%"/>
      <style:text-properties fo:font-size="11pt" officeooo:rsid="00d945a8" officeooo:paragraph-rsid="00db2c4d" style:font-size-asian="11pt" style:font-size-complex="11pt"/>
    </style:style>
    <style:style style:name="P10" style:family="paragraph" style:parent-style-name="Standard">
      <style:paragraph-properties fo:line-height="115%"/>
      <style:text-properties fo:font-size="11pt" fo:font-style="italic" officeooo:rsid="00313727" officeooo:paragraph-rsid="00313727" style:font-size-asian="11pt" style:font-style-asian="italic" style:font-size-complex="11pt" style:font-style-complex="italic"/>
    </style:style>
    <style:style style:name="P11" style:family="paragraph" style:parent-style-name="Standard">
      <style:paragraph-properties fo:line-height="115%"/>
      <style:text-properties fo:font-size="11pt" officeooo:rsid="00326945" officeooo:paragraph-rsid="00326945" style:font-size-asian="11pt" style:font-size-complex="11pt"/>
    </style:style>
    <style:style style:name="P12" style:family="paragraph" style:parent-style-name="Standard" style:list-style-name="L1">
      <style:paragraph-properties fo:line-height="115%"/>
      <style:text-properties fo:font-size="11pt" fo:font-style="italic" officeooo:rsid="0033769b" officeooo:paragraph-rsid="0033769b" style:font-size-asian="11pt" style:font-style-asian="italic" style:font-size-complex="11pt" style:font-style-complex="italic"/>
    </style:style>
    <style:style style:name="P13" style:family="paragraph" style:parent-style-name="Standard" style:list-style-name="L1">
      <style:paragraph-properties fo:line-height="115%"/>
      <style:text-properties fo:font-size="11pt" fo:font-style="italic" officeooo:rsid="0038940d" officeooo:paragraph-rsid="0038940d" style:font-size-asian="11pt" style:font-style-asian="italic" style:font-size-complex="11pt" style:font-style-complex="italic"/>
    </style:style>
    <style:style style:name="P14" style:family="paragraph" style:parent-style-name="Standard" style:list-style-name="L2">
      <style:paragraph-properties fo:line-height="115%"/>
      <style:text-properties fo:font-size="11pt" fo:font-style="italic" officeooo:rsid="0033769b" officeooo:paragraph-rsid="0033769b" style:font-size-asian="11pt" style:font-style-asian="italic" style:font-size-complex="11pt" style:font-style-complex="italic"/>
    </style:style>
    <style:style style:name="P15" style:family="paragraph" style:parent-style-name="Standard" style:list-style-name="L2">
      <style:paragraph-properties fo:line-height="115%"/>
      <style:text-properties fo:font-size="11pt" fo:font-style="italic" officeooo:rsid="0033769b" officeooo:paragraph-rsid="00e60f93" style:font-size-asian="11pt" style:font-style-asian="italic" style:font-size-complex="11pt" style:font-style-complex="italic"/>
    </style:style>
    <style:style style:name="P16" style:family="paragraph" style:parent-style-name="Standard" style:list-style-name="L2">
      <style:paragraph-properties fo:line-height="115%"/>
      <style:text-properties fo:font-size="11pt" fo:font-style="italic" officeooo:rsid="0038940d" officeooo:paragraph-rsid="00e60f93" style:font-size-asian="11pt" style:font-style-asian="italic" style:font-size-complex="11pt" style:font-style-complex="italic"/>
    </style:style>
    <style:style style:name="P17" style:family="paragraph" style:parent-style-name="Standard" style:list-style-name="L2">
      <style:paragraph-properties fo:line-height="115%"/>
      <style:text-properties fo:font-size="11pt" fo:font-style="italic" officeooo:rsid="00e60f93" officeooo:paragraph-rsid="00e60f93" style:font-size-asian="11pt" style:font-style-asian="italic" style:font-size-complex="11pt" style:font-style-complex="italic"/>
    </style:style>
    <style:style style:name="P18" style:family="paragraph" style:parent-style-name="Standard" style:list-style-name="L2">
      <style:paragraph-properties fo:line-height="115%"/>
      <style:text-properties fo:font-size="11pt" fo:font-style="italic" officeooo:rsid="0038940d" officeooo:paragraph-rsid="003af25f" style:font-size-asian="11pt" style:font-style-asian="italic" style:font-size-complex="11pt" style:font-style-complex="italic"/>
    </style:style>
    <style:style style:name="P19" style:family="paragraph" style:parent-style-name="Standard">
      <style:paragraph-properties fo:line-height="115%"/>
      <style:text-properties fo:font-size="11pt" officeooo:rsid="0033769b" officeooo:paragraph-rsid="0033769b" style:font-size-asian="11pt" style:font-size-complex="11pt"/>
    </style:style>
    <style:style style:name="P20" style:family="paragraph" style:parent-style-name="Standard">
      <style:paragraph-properties fo:line-height="115%"/>
      <style:text-properties fo:font-size="11pt" officeooo:rsid="001e106d" officeooo:paragraph-rsid="004ecd58" style:font-size-asian="11pt" style:font-size-complex="11pt"/>
    </style:style>
    <style:style style:name="P21" style:family="paragraph" style:parent-style-name="Standard">
      <style:paragraph-properties fo:line-height="115%"/>
      <style:text-properties fo:font-size="12pt" fo:font-style="italic" officeooo:rsid="01096c84" officeooo:paragraph-rsid="01096c84" style:font-size-asian="12pt" style:font-style-asian="italic" style:font-size-complex="12pt" style:font-style-complex="italic"/>
    </style:style>
    <style:style style:name="P22" style:family="paragraph" style:parent-style-name="Standard">
      <style:paragraph-properties fo:line-height="115%"/>
      <style:text-properties fo:font-size="11pt" officeooo:rsid="00eba2b0" officeooo:paragraph-rsid="00ef9446" style:font-size-asian="11pt" style:font-size-complex="11pt"/>
    </style:style>
    <style:style style:name="P23" style:family="paragraph" style:parent-style-name="Standard">
      <style:paragraph-properties fo:line-height="115%"/>
      <style:text-properties fo:font-size="12pt" fo:font-style="italic" officeooo:rsid="00fa8019" officeooo:paragraph-rsid="00fa8019" style:font-size-asian="12pt" style:font-style-asian="italic" style:font-size-complex="12pt" style:font-style-complex="italic"/>
    </style:style>
    <style:style style:name="P24" style:family="paragraph" style:parent-style-name="Standard">
      <style:paragraph-properties fo:line-height="115%"/>
      <style:text-properties fo:font-size="11pt" fo:font-style="italic" officeooo:rsid="00fa8019" officeooo:paragraph-rsid="00fa8019" style:font-size-asian="11pt" style:font-style-asian="italic" style:font-size-complex="11pt" style:font-style-complex="italic"/>
    </style:style>
    <style:style style:name="P25" style:family="paragraph" style:parent-style-name="Standard">
      <style:paragraph-properties fo:line-height="115%"/>
      <style:text-properties fo:font-size="11pt" fo:font-style="normal" officeooo:rsid="00fe9bfd" officeooo:paragraph-rsid="014a19d5" style:font-size-asian="11pt" style:font-style-asian="normal" style:font-size-complex="11pt" style:font-style-complex="normal"/>
    </style:style>
    <style:style style:name="P26" style:family="paragraph" style:parent-style-name="Standard">
      <style:paragraph-properties fo:line-height="115%"/>
      <style:text-properties fo:font-size="11pt" fo:font-style="normal" officeooo:rsid="00fe9bfd" officeooo:paragraph-rsid="00ffbd26" style:font-size-asian="11pt" style:font-style-asian="normal" style:font-size-complex="11pt" style:font-style-complex="normal"/>
    </style:style>
    <style:style style:name="P27" style:family="paragraph" style:parent-style-name="Standard">
      <style:paragraph-properties fo:line-height="115%"/>
      <style:text-properties fo:font-size="11pt" fo:font-style="normal" officeooo:rsid="00fe9bfd" officeooo:paragraph-rsid="0124367e" style:font-size-asian="11pt" style:font-style-asian="normal" style:font-size-complex="11pt" style:font-style-complex="normal"/>
    </style:style>
    <style:style style:name="P28" style:family="paragraph" style:parent-style-name="Standard">
      <style:paragraph-properties fo:line-height="115%"/>
      <style:text-properties fo:font-size="11pt" officeooo:rsid="00f3040c" officeooo:paragraph-rsid="00ffbd26" style:font-size-asian="11pt" style:font-size-complex="11pt"/>
    </style:style>
    <style:style style:name="P29" style:family="paragraph" style:parent-style-name="Standard">
      <style:paragraph-properties fo:line-height="115%"/>
      <style:text-properties officeooo:rsid="001e106d" officeooo:paragraph-rsid="01075e6e"/>
    </style:style>
    <style:style style:name="P30" style:family="paragraph" style:parent-style-name="Standard">
      <style:paragraph-properties fo:line-height="115%"/>
      <style:text-properties fo:font-size="11pt" fo:font-style="italic" officeooo:rsid="00801343" officeooo:paragraph-rsid="01075e6e" style:font-size-asian="11pt" style:font-style-asian="italic" style:font-size-complex="11pt" style:font-style-complex="italic"/>
    </style:style>
    <style:style style:name="P31" style:family="paragraph" style:parent-style-name="Standard">
      <style:paragraph-properties fo:line-height="115%"/>
      <style:text-properties fo:font-size="11pt" fo:font-style="italic" officeooo:rsid="011d3a99" officeooo:paragraph-rsid="011d3a99" style:font-size-asian="11pt" style:font-style-asian="italic" style:font-size-complex="11pt" style:font-style-complex="italic"/>
    </style:style>
    <style:style style:name="P32" style:family="paragraph" style:parent-style-name="Standard">
      <style:paragraph-properties fo:line-height="115%"/>
      <style:text-properties officeooo:rsid="001e106d" officeooo:paragraph-rsid="00a2f6c2"/>
    </style:style>
    <style:style style:name="P33" style:family="paragraph" style:parent-style-name="Standard">
      <style:paragraph-properties fo:line-height="115%"/>
      <style:text-properties fo:font-style="italic" officeooo:rsid="00313727" officeooo:paragraph-rsid="00ac801e" style:font-style-asian="italic" style:font-style-complex="italic"/>
    </style:style>
    <style:style style:name="P34" style:family="paragraph" style:parent-style-name="Standard">
      <style:paragraph-properties fo:line-height="115%"/>
      <style:text-properties officeooo:rsid="001e106d" officeooo:paragraph-rsid="00ac801e"/>
    </style:style>
    <style:style style:name="P35" style:family="paragraph" style:parent-style-name="Standard">
      <style:paragraph-properties fo:line-height="115%"/>
      <style:text-properties fo:font-size="11pt" officeooo:rsid="001e106d" officeooo:paragraph-rsid="015dbccf" style:font-size-asian="11pt" style:font-size-complex="11pt"/>
    </style:style>
    <style:style style:name="P36" style:family="paragraph" style:parent-style-name="Standard">
      <style:paragraph-properties fo:line-height="115%"/>
      <style:text-properties fo:font-size="11pt" officeooo:rsid="001e106d" officeooo:paragraph-rsid="00ae4c9b" style:font-size-asian="11pt" style:font-size-complex="11pt"/>
    </style:style>
    <style:style style:name="P37" style:family="paragraph" style:parent-style-name="Standard" style:list-style-name="L3">
      <style:paragraph-properties fo:line-height="115%"/>
      <style:text-properties fo:font-size="11pt" officeooo:rsid="001e106d" officeooo:paragraph-rsid="00ae4c9b" style:font-size-asian="11pt" style:font-size-complex="11pt"/>
    </style:style>
    <style:style style:name="P38" style:family="paragraph" style:parent-style-name="Standard" style:list-style-name="L3">
      <style:paragraph-properties fo:line-height="115%"/>
      <style:text-properties fo:font-size="11pt" officeooo:rsid="00ae4c9b" officeooo:paragraph-rsid="00ae4c9b" style:font-size-asian="11pt" style:font-size-complex="11pt"/>
    </style:style>
    <style:style style:name="P39" style:family="paragraph" style:parent-style-name="Standard">
      <style:paragraph-properties fo:line-height="115%"/>
      <style:text-properties fo:font-size="11pt" officeooo:rsid="00ae4c9b" officeooo:paragraph-rsid="00ae4c9b" style:font-size-asian="11pt" style:font-size-complex="11pt"/>
    </style:style>
    <style:style style:name="P40" style:family="paragraph" style:parent-style-name="Standard">
      <style:paragraph-properties fo:line-height="115%"/>
      <style:text-properties fo:font-size="11pt" officeooo:rsid="00aec6cc" officeooo:paragraph-rsid="00b1452c" style:font-size-asian="11pt" style:font-size-complex="11pt"/>
    </style:style>
    <style:style style:name="P41" style:family="paragraph" style:parent-style-name="Standard">
      <style:paragraph-properties fo:line-height="115%"/>
      <style:text-properties fo:font-size="11pt" officeooo:rsid="00aec6cc" officeooo:paragraph-rsid="00aec6cc" style:font-size-asian="11pt" style:font-size-complex="11pt"/>
    </style:style>
    <style:style style:name="P42" style:family="paragraph" style:parent-style-name="Standard" style:list-style-name="L4">
      <style:paragraph-properties fo:line-height="115%"/>
      <style:text-properties fo:font-size="11pt" fo:font-style="italic" officeooo:rsid="00aec6cc" officeooo:paragraph-rsid="00aec6cc" style:font-size-asian="11pt" style:font-style-asian="italic" style:font-size-complex="11pt" style:font-style-complex="italic"/>
    </style:style>
    <style:style style:name="P43" style:family="paragraph" style:parent-style-name="Standard" style:list-style-name="L4">
      <style:paragraph-properties fo:line-height="115%"/>
      <style:text-properties fo:font-size="11pt" fo:font-style="italic" officeooo:rsid="00afeae2" officeooo:paragraph-rsid="00afeae2" style:font-size-asian="11pt" style:font-style-asian="italic" style:font-size-complex="11pt" style:font-style-complex="italic"/>
    </style:style>
    <style:style style:name="P44" style:family="paragraph" style:parent-style-name="Standard" style:list-style-name="L4">
      <style:paragraph-properties fo:line-height="115%"/>
      <style:text-properties fo:font-size="11pt" fo:font-style="normal" officeooo:rsid="00b3acbf" officeooo:paragraph-rsid="00b3acbf" style:font-size-asian="11pt" style:font-style-asian="normal" style:font-size-complex="11pt" style:font-style-complex="normal"/>
    </style:style>
    <style:style style:name="P45" style:family="paragraph" style:parent-style-name="Standard" style:list-style-name="L4">
      <style:paragraph-properties fo:line-height="115%"/>
      <style:text-properties fo:font-size="11pt" fo:font-style="normal" officeooo:rsid="00b3e8e2" officeooo:paragraph-rsid="00b3e8e2" style:font-size-asian="11pt" style:font-style-asian="normal" style:font-size-complex="11pt" style:font-style-complex="normal"/>
    </style:style>
    <style:style style:name="P46" style:family="paragraph" style:parent-style-name="Standard" style:list-style-name="L4">
      <style:paragraph-properties fo:line-height="115%"/>
      <style:text-properties fo:font-size="11pt" fo:font-style="normal" officeooo:rsid="00b9008d" officeooo:paragraph-rsid="00b9008d" style:font-size-asian="11pt" style:font-style-asian="normal" style:font-size-complex="11pt" style:font-style-complex="normal"/>
    </style:style>
    <style:style style:name="P47" style:family="paragraph" style:parent-style-name="Standard" style:list-style-name="L4">
      <style:paragraph-properties fo:line-height="115%"/>
      <style:text-properties fo:font-size="11pt" fo:font-style="italic" officeooo:rsid="00afeae2" officeooo:paragraph-rsid="00b50d33" style:font-size-asian="11pt" style:font-style-asian="italic" style:font-size-complex="11pt" style:font-style-complex="italic"/>
    </style:style>
    <style:style style:name="P48" style:family="paragraph" style:parent-style-name="Standard" style:list-style-name="L4">
      <style:paragraph-properties fo:line-height="115%"/>
      <style:text-properties fo:font-size="11pt" officeooo:rsid="001e106d" officeooo:paragraph-rsid="00b50d33" style:font-size-asian="11pt" style:font-size-complex="11pt"/>
    </style:style>
    <style:style style:name="P49" style:family="paragraph" style:parent-style-name="Standard" style:list-style-name="L4">
      <style:paragraph-properties fo:line-height="115%"/>
      <style:text-properties fo:font-size="11pt" officeooo:rsid="001e106d" officeooo:paragraph-rsid="00b728dc" style:font-size-asian="11pt" style:font-size-complex="11pt"/>
    </style:style>
    <style:style style:name="P50" style:family="paragraph" style:parent-style-name="Standard" style:list-style-name="L4">
      <style:paragraph-properties fo:line-height="115%"/>
      <style:text-properties fo:font-size="11pt" officeooo:rsid="001e106d" officeooo:paragraph-rsid="00b9008d" style:font-size-asian="11pt" style:font-size-complex="11pt"/>
    </style:style>
    <style:style style:name="P51" style:family="paragraph" style:parent-style-name="Standard" style:list-style-name="L4">
      <style:paragraph-properties fo:line-height="115%"/>
      <style:text-properties officeooo:rsid="001e106d" officeooo:paragraph-rsid="00b9008d"/>
    </style:style>
    <style:style style:name="P52" style:family="paragraph" style:parent-style-name="Standard">
      <style:paragraph-properties fo:line-height="115%"/>
      <style:text-properties fo:font-size="11pt" fo:font-style="normal" officeooo:rsid="0141249c" officeooo:paragraph-rsid="0141249c" style:font-size-asian="11pt" style:font-style-asian="normal" style:font-size-complex="11pt" style:font-style-complex="normal"/>
    </style:style>
    <style:style style:name="P53" style:family="paragraph" style:parent-style-name="Standard">
      <style:paragraph-properties fo:line-height="115%"/>
      <style:text-properties officeooo:rsid="00afeae2" officeooo:paragraph-rsid="00afeae2"/>
    </style:style>
    <style:style style:name="P5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1pt" fo:font-style="italic" fo:text-shadow="none" style:text-underline-style="none" fo:font-weight="normal" officeooo:rsid="013fe8c7" officeooo:paragraph-rsid="013fe8c7" style:font-size-asian="11pt" style:font-style-asian="italic" style:font-weight-asian="normal" style:font-size-complex="11pt" style:font-style-complex="italic" style:font-weight-complex="normal" style:text-overline-style="none" style:text-overline-color="font-color"/>
    </style:style>
    <style:style style:name="P5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1pt" fo:font-style="normal" fo:text-shadow="none" style:text-underline-style="none" fo:font-weight="normal" officeooo:rsid="0141249c" officeooo:paragraph-rsid="0141249c"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line-height="115%"/>
      <style:text-properties fo:font-size="12pt" fo:font-style="italic" officeooo:rsid="0162b45a" officeooo:paragraph-rsid="00afeae2" style:font-size-asian="12pt" style:font-style-asian="italic" style:font-size-complex="12pt" style:font-style-complex="italic"/>
    </style:style>
    <style:style style:name="P57" style:family="paragraph" style:parent-style-name="Standard">
      <style:paragraph-properties fo:line-height="115%"/>
      <style:text-properties fo:font-size="12pt" fo:font-style="italic" officeooo:rsid="0162b45a" officeooo:paragraph-rsid="0162b45a" style:font-size-asian="12pt" style:font-style-asian="italic" style:font-size-complex="12pt" style:font-style-complex="italic"/>
    </style:style>
    <style:style style:name="P58" style:family="paragraph" style:parent-style-name="Standard">
      <style:paragraph-properties fo:line-height="115%"/>
      <style:text-properties fo:font-size="11pt" fo:font-style="normal" officeooo:rsid="001e106d" officeooo:paragraph-rsid="0162b45a" style:font-size-asian="11pt" style:font-style-asian="normal" style:font-size-complex="11pt" style:font-style-complex="normal"/>
    </style:style>
    <style:style style:name="P59" style:family="paragraph" style:parent-style-name="Standard">
      <style:paragraph-properties fo:line-height="115%"/>
      <style:text-properties fo:font-size="11pt" fo:font-style="normal" officeooo:rsid="001e106d" officeooo:paragraph-rsid="00afeae2" style:font-size-asian="11pt" style:font-style-asian="normal" style:font-size-complex="11pt" style:font-style-complex="normal"/>
    </style:style>
    <style:style style:name="P60" style:family="paragraph" style:parent-style-name="Standard" style:list-style-name="L1">
      <style:paragraph-properties fo:line-height="115%"/>
      <style:text-properties fo:font-size="11pt" fo:font-style="italic" officeooo:rsid="0033769b" officeooo:paragraph-rsid="0162b45a" style:font-size-asian="11pt" style:font-style-asian="italic" style:font-size-complex="11pt" style:font-style-complex="italic"/>
    </style:style>
    <style:style style:name="P61" style:family="paragraph" style:parent-style-name="Standard" style:list-style-name="L1">
      <style:paragraph-properties fo:line-height="115%"/>
      <style:text-properties fo:font-size="11pt" fo:font-style="italic" officeooo:rsid="0038940d" officeooo:paragraph-rsid="0162b45a" style:font-size-asian="11pt" style:font-style-asian="italic" style:font-size-complex="11pt" style:font-style-complex="italic"/>
    </style:style>
    <style:style style:name="P62" style:family="paragraph" style:parent-style-name="Standard" style:list-style-name="L5">
      <style:paragraph-properties fo:line-height="115%"/>
      <style:text-properties fo:font-size="11pt" fo:font-style="italic" officeooo:rsid="0033769b" officeooo:paragraph-rsid="0162b45a" style:font-size-asian="11pt" style:font-style-asian="italic" style:font-size-complex="11pt" style:font-style-complex="italic"/>
    </style:style>
    <style:style style:name="P63" style:family="paragraph" style:parent-style-name="Standard" style:list-style-name="L5">
      <style:paragraph-properties fo:line-height="115%"/>
      <style:text-properties fo:font-size="11pt" fo:font-style="italic" officeooo:rsid="0033769b" officeooo:paragraph-rsid="016381ca" style:font-size-asian="11pt" style:font-style-asian="italic" style:font-size-complex="11pt" style:font-style-complex="italic"/>
    </style:style>
    <style:style style:name="P64" style:family="paragraph" style:parent-style-name="Standard" style:list-style-name="L5">
      <style:paragraph-properties fo:line-height="115%"/>
      <style:text-properties fo:font-size="11pt" fo:font-style="italic" officeooo:rsid="0038940d" officeooo:paragraph-rsid="0162b45a" style:font-size-asian="11pt" style:font-style-asian="italic" style:font-size-complex="11pt" style:font-style-complex="italic"/>
    </style:style>
    <style:style style:name="P65" style:family="paragraph" style:parent-style-name="Standard" style:list-style-name="L5">
      <style:paragraph-properties fo:line-height="115%"/>
      <style:text-properties fo:font-size="11pt" fo:font-style="italic" officeooo:rsid="00e60f93" officeooo:paragraph-rsid="0162b45a" style:font-size-asian="11pt" style:font-style-asian="italic" style:font-size-complex="11pt" style:font-style-complex="italic"/>
    </style:style>
    <style:style style:name="P66" style:family="paragraph" style:parent-style-name="Standard" style:list-style-name="L5">
      <style:paragraph-properties fo:line-height="115%"/>
      <style:text-properties fo:font-size="11pt" fo:font-style="italic" officeooo:rsid="00e60f93" officeooo:paragraph-rsid="016a7ee4" style:font-size-asian="11pt" style:font-style-asian="italic" style:font-size-complex="11pt" style:font-style-complex="italic"/>
    </style:style>
    <style:style style:name="P67" style:family="paragraph" style:parent-style-name="Standard">
      <style:paragraph-properties fo:line-height="115%"/>
      <style:text-properties officeooo:rsid="001e106d" officeooo:paragraph-rsid="00afeae2"/>
    </style:style>
    <style:style style:name="P68" style:family="paragraph" style:parent-style-name="Standard">
      <style:paragraph-properties fo:line-height="115%"/>
      <style:text-properties fo:font-size="11pt" fo:font-style="normal" officeooo:rsid="0176e568" officeooo:paragraph-rsid="0196ec8a" style:font-size-asian="9.60000038146973pt" style:font-style-asian="normal" style:font-size-complex="11pt" style:font-style-complex="normal"/>
    </style:style>
    <style:style style:name="P69" style:family="paragraph" style:parent-style-name="Standard">
      <style:paragraph-properties fo:line-height="115%"/>
      <style:text-properties fo:font-size="11pt" fo:font-style="normal" officeooo:rsid="0176e568" officeooo:paragraph-rsid="0197e7a7" style:font-size-asian="9.60000038146973pt" style:font-style-asian="normal" style:font-size-complex="11pt" style:font-style-complex="normal"/>
    </style:style>
    <style:style style:name="P70" style:family="paragraph" style:parent-style-name="Standard">
      <style:paragraph-properties fo:line-height="115%"/>
      <style:text-properties fo:font-size="11pt" fo:font-style="italic" officeooo:rsid="0176e568" officeooo:paragraph-rsid="0176e568" style:font-size-asian="9.60000038146973pt" style:font-style-asian="italic" style:font-size-complex="11pt" style:font-style-complex="italic"/>
    </style:style>
    <style:style style:name="P71" style:family="paragraph" style:parent-style-name="Standard">
      <style:paragraph-properties fo:line-height="115%"/>
      <style:text-properties fo:font-size="11pt" fo:font-style="normal" officeooo:rsid="0176e568" officeooo:paragraph-rsid="0176e568" style:font-size-asian="9.60000038146973pt" style:font-style-asian="normal" style:font-size-complex="11pt" style:font-style-complex="normal"/>
    </style:style>
    <style:style style:name="P72" style:family="paragraph" style:parent-style-name="Standard">
      <style:paragraph-properties fo:line-height="115%"/>
      <style:text-properties fo:font-style="italic" officeooo:rsid="00ac801e" officeooo:paragraph-rsid="0176e568" style:font-style-asian="italic" style:font-style-complex="italic"/>
    </style:style>
    <style:style style:name="P73" style:family="paragraph" style:parent-style-name="Standard">
      <style:paragraph-properties fo:line-height="115%"/>
      <style:text-properties fo:font-style="italic" officeooo:rsid="00ac801e" officeooo:paragraph-rsid="00afeae2" style:font-style-asian="italic" style:font-style-complex="italic"/>
    </style:style>
    <style:style style:name="P74" style:family="paragraph" style:parent-style-name="Standard">
      <style:paragraph-properties fo:line-height="115%"/>
      <style:text-properties fo:font-size="11pt" officeooo:rsid="001e106d" officeooo:paragraph-rsid="00a77467" style:font-size-asian="11pt" style:font-size-complex="11pt"/>
    </style:style>
    <style:style style:name="P75" style:family="paragraph" style:parent-style-name="Standard">
      <style:paragraph-properties fo:line-height="115%"/>
      <style:text-properties officeooo:rsid="001e106d" officeooo:paragraph-rsid="00be0488"/>
    </style:style>
    <style:style style:name="P76" style:family="paragraph" style:parent-style-name="Standard">
      <style:paragraph-properties fo:line-height="115%"/>
      <style:text-properties officeooo:rsid="00c8482c" officeooo:paragraph-rsid="00c8482c"/>
    </style:style>
    <style:style style:name="P77" style:family="paragraph" style:parent-style-name="Standard">
      <style:paragraph-properties fo:line-height="115%"/>
      <style:text-properties officeooo:rsid="00be0488" officeooo:paragraph-rsid="00c7803d"/>
    </style:style>
    <style:style style:name="P78" style:family="paragraph" style:parent-style-name="Standard">
      <style:paragraph-properties fo:line-height="115%"/>
      <style:text-properties officeooo:rsid="00c8482c" officeooo:paragraph-rsid="01b68e5c"/>
    </style:style>
    <style:style style:name="P79" style:family="paragraph" style:parent-style-name="Standard">
      <style:paragraph-properties fo:line-height="115%"/>
      <style:text-properties officeooo:rsid="00c8482c" officeooo:paragraph-rsid="00c96596"/>
    </style:style>
    <style:style style:name="P80" style:family="paragraph" style:parent-style-name="Standard">
      <style:paragraph-properties fo:line-height="115%"/>
      <style:text-properties officeooo:rsid="00be0488" officeooo:paragraph-rsid="018b087e"/>
    </style:style>
    <style:style style:name="P81" style:family="paragraph" style:parent-style-name="Standard">
      <style:paragraph-properties fo:line-height="115%"/>
      <style:text-properties officeooo:rsid="0029a91c" officeooo:paragraph-rsid="0029a91c"/>
    </style:style>
    <style:style style:name="P82" style:family="paragraph" style:parent-style-name="Standard" style:list-style-name="L6">
      <style:paragraph-properties fo:line-height="115%"/>
      <style:text-properties fo:font-size="11pt" officeooo:rsid="0029a91c" officeooo:paragraph-rsid="0029a91c" style:font-size-asian="11pt" style:font-size-complex="11pt"/>
    </style:style>
    <style:style style:name="P83" style:family="paragraph" style:parent-style-name="Standard" style:list-style-name="L6">
      <style:paragraph-properties fo:line-height="115%"/>
      <style:text-properties fo:font-size="11pt" fo:font-style="normal" officeooo:rsid="0029a91c" officeooo:paragraph-rsid="0029a91c" style:font-size-asian="11pt" style:font-style-asian="normal" style:font-size-complex="11pt" style:font-style-complex="normal"/>
    </style:style>
    <style:style style:name="P84" style:family="paragraph" style:parent-style-name="Standard">
      <style:paragraph-properties fo:line-height="115%"/>
      <style:text-properties officeooo:rsid="002f2781" officeooo:paragraph-rsid="001e106d"/>
    </style:style>
    <style:style style:name="T1" style:family="text">
      <style:text-properties officeooo:rsid="00d3e104"/>
    </style:style>
    <style:style style:name="T2" style:family="text">
      <style:text-properties officeooo:rsid="00d2ae8a"/>
    </style:style>
    <style:style style:name="T3" style:family="text">
      <style:text-properties officeooo:rsid="00a8d1b8"/>
    </style:style>
    <style:style style:name="T4" style:family="text">
      <style:text-properties officeooo:rsid="00dfada6"/>
    </style:style>
    <style:style style:name="T5" style:family="text">
      <style:text-properties officeooo:rsid="00d79064"/>
    </style:style>
    <style:style style:name="T6" style:family="text">
      <style:text-properties officeooo:rsid="00d6527f"/>
    </style:style>
    <style:style style:name="T7" style:family="text">
      <style:text-properties officeooo:rsid="00d99672"/>
    </style:style>
    <style:style style:name="T8" style:family="text">
      <style:text-properties style:use-window-font-color="true" loext:opacity="0%"/>
    </style:style>
    <style:style style:name="T9" style:family="text">
      <style:text-properties style:use-window-font-color="true" loext:opacity="0%" fo:font-style="normal" style:font-style-asian="normal" style:font-style-complex="normal"/>
    </style:style>
    <style:style style:name="T10" style:family="text">
      <style:text-properties style:use-window-font-color="true" loext:opacity="0%" fo:font-style="normal" officeooo:rsid="00e03682" style:font-style-asian="normal" style:font-style-complex="normal"/>
    </style:style>
    <style:style style:name="T11" style:family="text">
      <style:text-properties style:use-window-font-color="true" loext:opacity="0%" officeooo:rsid="00d6527f"/>
    </style:style>
    <style:style style:name="T12" style:family="text">
      <style:text-properties style:use-window-font-color="true" loext:opacity="0%" officeooo:rsid="00e03682"/>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d99672" style:font-style-asian="normal" style:font-style-complex="normal"/>
    </style:style>
    <style:style style:name="T16" style:family="text">
      <style:text-properties fo:font-style="normal" officeooo:rsid="00db2c4d" style:font-style-asian="normal" style:font-style-complex="normal"/>
    </style:style>
    <style:style style:name="T17" style:family="text">
      <style:text-properties fo:font-style="normal" officeooo:rsid="00daefc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d99672" style:font-style-asian="normal" style:font-style-complex="normal"/>
    </style:style>
    <style:style style:name="T21" style:family="text">
      <style:text-properties fo:font-style="normal" style:text-underline-style="none" officeooo:rsid="00dafd25" style:font-style-asian="normal" style:font-style-complex="normal"/>
    </style:style>
    <style:style style:name="T22" style:family="text">
      <style:text-properties fo:font-style="normal" style:text-underline-style="none" officeooo:rsid="00db2c4d" style:font-style-asian="normal" style:font-style-complex="normal"/>
    </style:style>
    <style:style style:name="T23" style:family="text">
      <style:text-properties fo:font-style="normal" style:text-underline-style="none" officeooo:rsid="00e03682" style:font-style-asian="normal" style:font-style-complex="normal"/>
    </style:style>
    <style:style style:name="T24" style:family="text">
      <style:text-properties fo:font-style="normal" style:text-underline-style="none" officeooo:rsid="00e73045" style:font-style-asian="normal" style:font-style-complex="normal"/>
    </style:style>
    <style:style style:name="T25" style:family="text">
      <style:text-properties fo:font-style="italic" style:text-underline-style="none" officeooo:rsid="00d99672" style:font-style-asian="italic" style:font-style-complex="italic"/>
    </style:style>
    <style:style style:name="T26" style:family="text">
      <style:text-properties fo:font-style="italic" style:text-underline-style="none" officeooo:rsid="00db2c4d" style:font-style-asian="italic" style:font-style-complex="italic"/>
    </style:style>
    <style:style style:name="T27" style:family="text">
      <style:text-properties fo:font-style="normal" style:text-underline-style="none" officeooo:rsid="00dc13e9" style:font-style-asian="normal" style:font-style-complex="normal"/>
    </style:style>
    <style:style style:name="T28" style:family="text">
      <style:text-properties fo:font-style="normal" style:text-underline-style="none" officeooo:rsid="019f4f70" style:font-style-asian="normal" style:font-style-complex="normal"/>
    </style:style>
    <style:style style:name="T29" style:family="text">
      <style:text-properties officeooo:rsid="00443e38"/>
    </style:style>
    <style:style style:name="T30" style:family="text">
      <style:text-properties officeooo:rsid="00462b2f"/>
    </style:style>
    <style:style style:name="T31" style:family="text">
      <style:text-properties officeooo:rsid="0051cb47"/>
    </style:style>
    <style:style style:name="T32" style:family="text">
      <style:text-properties officeooo:rsid="00dc7468"/>
    </style:style>
    <style:style style:name="T33" style:family="text">
      <style:text-properties officeooo:rsid="0033769b"/>
    </style:style>
    <style:style style:name="T34" style:family="text">
      <style:text-properties fo:font-style="italic" officeooo:rsid="0033769b" style:font-style-asian="italic" style:font-style-complex="italic"/>
    </style:style>
    <style:style style:name="T35" style:family="text">
      <style:text-properties officeooo:rsid="00e60f93"/>
    </style:style>
    <style:style style:name="T36" style:family="text">
      <style:text-properties fo:font-style="normal" officeooo:rsid="00e60f93" style:font-style-asian="normal" style:font-style-complex="normal"/>
    </style:style>
    <style:style style:name="T37" style:family="text">
      <style:text-properties fo:font-style="normal" officeooo:rsid="00e73045" style:font-style-asian="normal" style:font-style-complex="normal"/>
    </style:style>
    <style:style style:name="T38" style:family="text">
      <style:text-properties officeooo:rsid="00ea9455"/>
    </style:style>
    <style:style style:name="T39" style:family="text">
      <style:text-properties fo:font-style="normal" officeooo:rsid="0038940d" style:font-style-asian="normal" style:font-style-complex="normal"/>
    </style:style>
    <style:style style:name="T40" style:family="text">
      <style:text-properties fo:font-style="normal" officeooo:rsid="00e62867" style:font-style-asian="normal" style:font-style-complex="normal"/>
    </style:style>
    <style:style style:name="T41" style:family="text">
      <style:text-properties fo:font-style="normal" officeooo:rsid="00e8cebd" style:font-style-asian="normal" style:font-style-complex="normal"/>
    </style:style>
    <style:style style:name="T42" style:family="text">
      <style:text-properties officeooo:rsid="00e741f4"/>
    </style:style>
    <style:style style:name="T43" style:family="text">
      <style:text-properties fo:font-style="normal" officeooo:rsid="00e741f4" style:font-style-asian="normal" style:font-style-complex="normal"/>
    </style:style>
    <style:style style:name="T44" style:family="text">
      <style:text-properties officeooo:rsid="00e73045"/>
    </style:style>
    <style:style style:name="T45" style:family="text">
      <style:text-properties officeooo:rsid="00e8cebd"/>
    </style:style>
    <style:style style:name="T46" style:family="text">
      <style:text-properties fo:font-style="normal" officeooo:rsid="003af25f" style:font-style-asian="normal" style:font-style-complex="normal"/>
    </style:style>
    <style:style style:name="T47" style:family="text">
      <style:text-properties fo:font-style="normal" officeooo:rsid="0033951e" style:font-style-asian="normal" style:font-style-complex="normal"/>
    </style:style>
    <style:style style:name="T48" style:family="text">
      <style:text-properties officeooo:rsid="00491146"/>
    </style:style>
    <style:style style:name="T49" style:family="text">
      <style:text-properties officeooo:rsid="00e387c8"/>
    </style:style>
    <style:style style:name="T50" style:family="text">
      <style:text-properties fo:font-style="italic" officeooo:rsid="00e387c8" style:font-style-asian="italic" style:font-style-complex="italic"/>
    </style:style>
    <style:style style:name="T51" style:family="text">
      <style:text-properties fo:font-style="normal" officeooo:rsid="00e387c8" style:font-style-asian="normal" style:font-style-complex="normal"/>
    </style:style>
    <style:style style:name="T52" style:family="text">
      <style:text-properties fo:font-style="normal" officeooo:rsid="00eab8ef" style:font-style-asian="normal" style:font-style-complex="normal"/>
    </style:style>
    <style:style style:name="T53" style:family="text">
      <style:text-properties fo:font-style="normal" officeooo:rsid="00491146" style:font-style-asian="normal" style:font-style-complex="normal"/>
    </style:style>
    <style:style style:name="T54" style:family="text">
      <style:text-properties fo:font-style="normal" officeooo:rsid="004ecd58" style:font-style-asian="normal" style:font-style-complex="normal"/>
    </style:style>
    <style:style style:name="T55" style:family="text">
      <style:text-properties officeooo:rsid="004ecd58"/>
    </style:style>
    <style:style style:name="T56" style:family="text">
      <style:text-properties fo:font-style="normal" officeooo:rsid="00ed68b9" style:font-style-asian="normal" style:font-style-complex="normal"/>
    </style:style>
    <style:style style:name="T57" style:family="text">
      <style:text-properties fo:font-style="normal" officeooo:rsid="00fa8019" style:font-style-asian="normal" style:font-style-complex="normal"/>
    </style:style>
    <style:style style:name="T58" style:family="text">
      <style:text-properties fo:font-style="normal" officeooo:rsid="00ee0471" style:font-style-asian="normal" style:font-style-complex="normal"/>
    </style:style>
    <style:style style:name="T59" style:family="text">
      <style:text-properties fo:font-style="italic" officeooo:rsid="00ee0471" style:font-style-asian="italic" style:font-style-complex="italic"/>
    </style:style>
    <style:style style:name="T60" style:family="text">
      <style:text-properties fo:font-style="italic" officeooo:rsid="00ed68b9" style:font-style-asian="italic" style:font-style-complex="italic"/>
    </style:style>
    <style:style style:name="T61" style:family="text">
      <style:text-properties fo:font-style="italic" officeooo:rsid="00ef9446" style:font-style-asian="italic" style:font-style-complex="italic"/>
    </style:style>
    <style:style style:name="T62" style:family="text">
      <style:text-properties fo:font-style="normal" officeooo:rsid="00ef9446" style:font-style-asian="normal" style:font-style-complex="normal"/>
    </style:style>
    <style:style style:name="T63" style:family="text">
      <style:text-properties fo:font-style="normal" officeooo:rsid="00fc699b" style:font-style-asian="normal" style:font-style-complex="normal"/>
    </style:style>
    <style:style style:name="T64" style:family="text">
      <style:text-properties fo:font-style="normal" officeooo:rsid="019f87b3" style:font-style-asian="normal" style:font-style-complex="normal"/>
    </style:style>
    <style:style style:name="T65" style:family="text">
      <style:text-properties fo:font-style="normal" officeooo:rsid="00f07ee1" style:font-style-asian="normal" style:font-style-complex="normal"/>
    </style:style>
    <style:style style:name="T66" style:family="text">
      <style:text-properties fo:font-style="normal" officeooo:rsid="00fe1860" style:font-style-asian="normal" style:font-style-complex="normal"/>
    </style:style>
    <style:style style:name="T67" style:family="text">
      <style:text-properties fo:font-style="italic" officeooo:rsid="00f07ee1" style:font-style-asian="italic" style:font-style-complex="italic"/>
    </style:style>
    <style:style style:name="T68" style:family="text">
      <style:text-properties fo:font-style="italic" officeooo:rsid="00fe1860" style:font-style-asian="italic" style:font-style-complex="italic"/>
    </style:style>
    <style:style style:name="T69" style:family="text">
      <style:text-properties officeooo:rsid="014a19d5"/>
    </style:style>
    <style:style style:name="T70" style:family="text">
      <style:text-properties officeooo:rsid="00ffbd26"/>
    </style:style>
    <style:style style:name="T71" style:family="text">
      <style:text-properties officeooo:rsid="010d48a9"/>
    </style:style>
    <style:style style:name="T72" style:family="text">
      <style:text-properties officeooo:rsid="01a275e3"/>
    </style:style>
    <style:style style:name="T73" style:family="text">
      <style:text-properties officeooo:rsid="01a36df1"/>
    </style:style>
    <style:style style:name="T74" style:family="text">
      <style:text-properties officeooo:rsid="010f1fdb"/>
    </style:style>
    <style:style style:name="T75" style:family="text">
      <style:text-properties fo:font-style="italic" officeooo:rsid="00ffbd26" style:font-style-asian="italic" style:font-style-complex="italic"/>
    </style:style>
    <style:style style:name="T76" style:family="text">
      <style:text-properties fo:font-style="italic" officeooo:rsid="014ae0b6" style:font-style-asian="italic" style:font-style-complex="italic"/>
    </style:style>
    <style:style style:name="T77" style:family="text">
      <style:text-properties officeooo:rsid="014c5731"/>
    </style:style>
    <style:style style:name="T78" style:family="text">
      <style:text-properties officeooo:rsid="01145387"/>
    </style:style>
    <style:style style:name="T79" style:family="text">
      <style:text-properties officeooo:rsid="010e9aa0"/>
    </style:style>
    <style:style style:name="T80" style:family="text">
      <style:text-properties officeooo:rsid="014d37cc"/>
    </style:style>
    <style:style style:name="T81" style:family="text">
      <style:text-properties officeooo:rsid="011095f1"/>
    </style:style>
    <style:style style:name="T82" style:family="text">
      <style:text-properties officeooo:rsid="01020cf5"/>
    </style:style>
    <style:style style:name="T83" style:family="text">
      <style:text-properties officeooo:rsid="0100691e"/>
    </style:style>
    <style:style style:name="T84" style:family="text">
      <style:text-properties officeooo:rsid="01030143"/>
    </style:style>
    <style:style style:name="T85" style:family="text">
      <style:text-properties officeooo:rsid="0111f976"/>
    </style:style>
    <style:style style:name="T86" style:family="text">
      <style:text-properties officeooo:rsid="01035755"/>
    </style:style>
    <style:style style:name="T87" style:family="text">
      <style:text-properties officeooo:rsid="0112a102"/>
    </style:style>
    <style:style style:name="T88" style:family="text">
      <style:text-properties officeooo:rsid="0105f252"/>
    </style:style>
    <style:style style:name="T89" style:family="text">
      <style:text-properties officeooo:rsid="01132df4"/>
    </style:style>
    <style:style style:name="T90" style:family="text">
      <style:text-properties officeooo:rsid="010b52ef"/>
    </style:style>
    <style:style style:name="T91" style:family="text">
      <style:text-properties officeooo:rsid="011890b4"/>
    </style:style>
    <style:style style:name="T92" style:family="text">
      <style:text-properties officeooo:rsid="011a3079"/>
    </style:style>
    <style:style style:name="T93" style:family="text">
      <style:text-properties officeooo:rsid="014e22dc"/>
    </style:style>
    <style:style style:name="T94" style:family="text">
      <style:text-properties officeooo:rsid="014f7e2c"/>
    </style:style>
    <style:style style:name="T95" style:family="text">
      <style:text-properties officeooo:rsid="011b9ae0"/>
    </style:style>
    <style:style style:name="T96" style:family="text">
      <style:text-properties officeooo:rsid="0151551d"/>
    </style:style>
    <style:style style:name="T97" style:family="text">
      <style:text-properties officeooo:rsid="0124367e"/>
    </style:style>
    <style:style style:name="T98" style:family="text">
      <style:text-properties officeooo:rsid="01a43df5"/>
    </style:style>
    <style:style style:name="T99" style:family="text">
      <style:text-properties officeooo:rsid="00d2c095"/>
    </style:style>
    <style:style style:name="T100" style:family="text">
      <style:text-properties officeooo:rsid="01268a4d"/>
    </style:style>
    <style:style style:name="T101" style:family="text">
      <style:text-properties officeooo:rsid="0126272b"/>
    </style:style>
    <style:style style:name="T102" style:family="text">
      <style:text-properties officeooo:rsid="012606b8"/>
    </style:style>
    <style:style style:name="T103" style:family="text">
      <style:text-properties officeooo:rsid="0151de31"/>
    </style:style>
    <style:style style:name="T104" style:family="text">
      <style:text-properties officeooo:rsid="0127ebd8"/>
    </style:style>
    <style:style style:name="T105" style:family="text">
      <style:text-properties officeooo:rsid="016d8403"/>
    </style:style>
    <style:style style:name="T106" style:family="text">
      <style:text-properties officeooo:rsid="012b7b94"/>
    </style:style>
    <style:style style:name="T107" style:family="text">
      <style:text-properties fo:font-style="normal" officeooo:rsid="00f4c6b2" style:font-style-asian="normal" style:font-style-complex="normal"/>
    </style:style>
    <style:style style:name="T108" style:family="text">
      <style:text-properties fo:font-style="normal" officeooo:rsid="0155a2ad" style:font-style-asian="normal" style:font-style-complex="normal"/>
    </style:style>
    <style:style style:name="T109" style:family="text">
      <style:text-properties fo:font-style="normal" officeooo:rsid="01576ca3" style:font-style-asian="normal" style:font-style-complex="normal"/>
    </style:style>
    <style:style style:name="T110" style:family="text">
      <style:text-properties fo:font-style="normal" officeooo:rsid="01580a26" style:font-style-asian="normal" style:font-style-complex="normal"/>
    </style:style>
    <style:style style:name="T111" style:family="text">
      <style:text-properties fo:font-style="normal" officeooo:rsid="00f6a1ef" style:font-style-asian="normal" style:font-style-complex="normal"/>
    </style:style>
    <style:style style:name="T112" style:family="text">
      <style:text-properties fo:font-style="normal" officeooo:rsid="0158cf8c" style:font-style-asian="normal" style:font-style-complex="normal"/>
    </style:style>
    <style:style style:name="T113" style:family="text">
      <style:text-properties fo:font-style="normal" officeooo:rsid="015926e0" style:font-style-asian="normal" style:font-style-complex="normal"/>
    </style:style>
    <style:style style:name="T114" style:family="text">
      <style:text-properties fo:font-style="normal" officeooo:rsid="015b215b" style:font-style-asian="normal" style:font-style-complex="normal"/>
    </style:style>
    <style:style style:name="T115" style:family="text">
      <style:text-properties fo:font-style="normal" officeooo:rsid="00f148f8" style:font-style-asian="normal" style:font-style-complex="normal"/>
    </style:style>
    <style:style style:name="T116" style:family="text">
      <style:text-properties fo:font-style="normal" officeooo:rsid="00f6d667" style:font-style-asian="normal" style:font-style-complex="normal"/>
    </style:style>
    <style:style style:name="T117" style:family="text">
      <style:text-properties fo:font-size="12pt" fo:font-style="italic" officeooo:rsid="0094fc40" style:font-size-asian="12pt" style:font-style-asian="italic" style:font-size-complex="12pt" style:font-style-complex="italic"/>
    </style:style>
    <style:style style:name="T118" style:family="text">
      <style:text-properties fo:font-size="12pt" fo:font-style="italic" officeooo:rsid="01201dae" style:font-size-asian="12pt" style:font-style-asian="italic" style:font-size-complex="12pt" style:font-style-complex="italic"/>
    </style:style>
    <style:style style:name="T119" style:family="text">
      <style:text-properties fo:font-size="12pt" fo:font-style="italic" officeooo:rsid="00825309" style:font-size-asian="12pt" style:font-style-asian="italic" style:font-size-complex="12pt" style:font-style-complex="italic"/>
    </style:style>
    <style:style style:name="T120" style:family="text">
      <style:text-properties fo:font-style="normal" officeooo:rsid="00825309" style:font-size-asian="9.60000038146973pt" style:font-style-asian="normal" style:font-style-complex="normal"/>
    </style:style>
    <style:style style:name="T121" style:family="text">
      <style:text-properties fo:font-style="normal" officeooo:rsid="011ece79" style:font-size-asian="9.60000038146973pt" style:font-style-asian="normal" style:font-style-complex="normal"/>
    </style:style>
    <style:style style:name="T122" style:family="text">
      <style:text-properties fo:font-style="normal" style:font-size-asian="9.60000038146973pt" style:font-style-asian="normal" style:font-style-complex="normal"/>
    </style:style>
    <style:style style:name="T123" style:family="text">
      <style:text-properties fo:font-style="normal" officeooo:rsid="011e32b0" style:font-size-asian="9.60000038146973pt" style:font-style-asian="normal" style:font-style-complex="normal"/>
    </style:style>
    <style:style style:name="T124" style:family="text">
      <style:text-properties fo:font-style="normal" officeooo:rsid="0121bc3a" style:font-size-asian="9.60000038146973pt" style:font-style-asian="normal" style:font-style-complex="normal"/>
    </style:style>
    <style:style style:name="T125" style:family="text">
      <style:text-properties fo:font-style="normal" officeooo:rsid="01201dae" style:font-size-asian="9.60000038146973pt" style:font-style-asian="normal" style:font-style-complex="normal"/>
    </style:style>
    <style:style style:name="T126" style:family="text">
      <style:text-properties fo:font-style="normal" officeooo:rsid="01329136" style:font-size-asian="9.60000038146973pt" style:font-style-asian="normal" style:font-style-complex="normal"/>
    </style:style>
    <style:style style:name="T127" style:family="text">
      <style:text-properties fo:font-style="normal" officeooo:rsid="012366cf" style:font-size-asian="9.60000038146973pt" style:font-style-asian="normal" style:font-style-complex="normal"/>
    </style:style>
    <style:style style:name="T128" style:family="text">
      <style:text-properties fo:font-style="normal" officeooo:rsid="01242793" style:font-size-asian="9.60000038146973pt" style:font-style-asian="normal" style:font-style-complex="normal"/>
    </style:style>
    <style:style style:name="T129" style:family="text">
      <style:text-properties fo:font-style="normal" officeooo:rsid="01343904" style:font-size-asian="9.60000038146973pt" style:font-style-asian="normal" style:font-style-complex="normal"/>
    </style:style>
    <style:style style:name="T130" style:family="text">
      <style:text-properties fo:font-style="normal" officeooo:rsid="0134a03a" style:font-size-asian="9.60000038146973pt" style:font-style-asian="normal" style:font-style-complex="normal"/>
    </style:style>
    <style:style style:name="T131" style:family="text">
      <style:text-properties fo:font-style="normal" officeooo:rsid="013995f2" style:font-size-asian="9.60000038146973pt" style:font-style-asian="normal" style:font-style-complex="normal"/>
    </style:style>
    <style:style style:name="T132" style:family="text">
      <style:text-properties fo:font-style="normal" officeooo:rsid="012e4940" style:font-size-asian="9.60000038146973pt" style:font-style-asian="normal" style:font-style-complex="normal"/>
    </style:style>
    <style:style style:name="T133" style:family="text">
      <style:text-properties officeooo:rsid="00313727"/>
    </style:style>
    <style:style style:name="T134" style:family="text">
      <style:text-properties fo:font-style="italic" officeooo:rsid="00313727" style:font-style-asian="italic" style:font-style-complex="italic"/>
    </style:style>
    <style:style style:name="T135" style:family="text">
      <style:text-properties fo:font-style="normal" officeooo:rsid="00ac801e" style:font-style-asian="normal" style:font-style-complex="normal"/>
    </style:style>
    <style:style style:name="T136" style:family="text">
      <style:text-properties fo:font-style="normal" officeooo:rsid="00ae4c9b" style:font-style-asian="normal" style:font-style-complex="normal"/>
    </style:style>
    <style:style style:name="T137" style:family="text">
      <style:text-properties fo:font-style="normal" officeooo:rsid="015dbccf" style:font-style-asian="normal" style:font-style-complex="normal"/>
    </style:style>
    <style:style style:name="T138" style:family="text">
      <style:text-properties fo:font-style="normal" officeooo:rsid="00aec6cc" style:font-style-asian="normal" style:font-style-complex="normal"/>
    </style:style>
    <style:style style:name="T139" style:family="text">
      <style:text-properties fo:font-style="italic" officeooo:rsid="00ae4c9b" style:font-style-asian="italic" style:font-style-complex="italic"/>
    </style:style>
    <style:style style:name="T140" style:family="text">
      <style:text-properties fo:font-style="normal" officeooo:rsid="013fe8c7" style:font-style-asian="normal" style:font-style-complex="normal"/>
    </style:style>
    <style:style style:name="T141" style:family="text">
      <style:text-properties fo:font-style="normal" officeooo:rsid="00afeae2" style:font-style-asian="normal" style:font-style-complex="normal"/>
    </style:style>
    <style:style style:name="T142" style:family="text">
      <style:text-properties fo:font-style="normal" officeooo:rsid="00b1452c" style:font-style-asian="normal" style:font-style-complex="normal"/>
    </style:style>
    <style:style style:name="T143" style:family="text">
      <style:text-properties fo:font-style="normal" officeooo:rsid="015f3879" style:font-style-asian="normal" style:font-style-complex="normal"/>
    </style:style>
    <style:style style:name="T144" style:family="text">
      <style:text-properties officeooo:rsid="00b3e8e2"/>
    </style:style>
    <style:style style:name="T145" style:family="text">
      <style:text-properties officeooo:rsid="00bb5110"/>
    </style:style>
    <style:style style:name="T146" style:family="text">
      <style:text-properties officeooo:rsid="00b50d33"/>
    </style:style>
    <style:style style:name="T147" style:family="text">
      <style:text-properties fo:font-style="italic" officeooo:rsid="00b3e8e2" style:font-style-asian="italic" style:font-style-complex="italic"/>
    </style:style>
    <style:style style:name="T148" style:family="text">
      <style:text-properties fo:font-style="italic" officeooo:rsid="00b975f1" style:font-style-asian="italic" style:font-style-complex="italic"/>
    </style:style>
    <style:style style:name="T149" style:family="text">
      <style:text-properties officeooo:rsid="00b975f1"/>
    </style:style>
    <style:style style:name="T150" style:family="text">
      <style:text-properties fo:font-style="normal" officeooo:rsid="00b3acbf" style:font-style-asian="normal" style:font-style-complex="normal"/>
    </style:style>
    <style:style style:name="T151" style:family="text">
      <style:text-properties fo:font-style="italic" officeooo:rsid="00b50d33" style:font-style-asian="italic" style:font-style-complex="italic"/>
    </style:style>
    <style:style style:name="T152" style:family="text">
      <style:text-properties fo:font-style="normal" officeooo:rsid="00b50d33" style:font-style-asian="normal" style:font-style-complex="normal"/>
    </style:style>
    <style:style style:name="T153" style:family="text">
      <style:text-properties fo:font-style="normal" officeooo:rsid="00b6eec7" style:font-style-asian="normal" style:font-style-complex="normal"/>
    </style:style>
    <style:style style:name="T154" style:family="text">
      <style:text-properties fo:font-style="normal" officeooo:rsid="00b728dc" style:font-style-asian="normal" style:font-style-complex="normal"/>
    </style:style>
    <style:style style:name="T155" style:family="text">
      <style:text-properties fo:font-style="italic" officeooo:rsid="00b728dc" style:font-style-asian="italic" style:font-style-complex="italic"/>
    </style:style>
    <style:style style:name="T156" style:family="text">
      <style:text-properties fo:font-style="normal" officeooo:rsid="00b975f1" style:font-style-asian="normal" style:font-style-complex="normal"/>
    </style:style>
    <style:style style:name="T157" style:family="text">
      <style:text-properties fo:font-style="normal" officeooo:rsid="00b916e4" style:font-style-asian="normal" style:font-style-complex="normal"/>
    </style:style>
    <style:style style:name="T158" style:family="text">
      <style:text-properties fo:font-style="normal" officeooo:rsid="00b9008d" style:font-style-asian="normal" style:font-style-complex="normal"/>
    </style:style>
    <style:style style:name="T159" style:family="text">
      <style:text-properties fo:font-size="11pt" fo:font-style="italic" officeooo:rsid="00b9008d" style:font-size-asian="11pt" style:font-style-asian="italic" style:font-size-complex="11pt" style:font-style-complex="italic"/>
    </style:style>
    <style:style style:name="T160" style:family="text">
      <style:text-properties fo:font-size="11pt" fo:font-style="normal" officeooo:rsid="00b9008d" style:font-size-asian="11pt" style:font-style-asian="normal" style:font-size-complex="11pt" style:font-style-complex="normal"/>
    </style:style>
    <style:style style:name="T161" style:family="text">
      <style:text-properties fo:font-size="11pt" fo:font-style="normal" officeooo:rsid="00b916e4" style:font-size-asian="11pt" style:font-style-asian="normal" style:font-size-complex="11pt" style:font-style-complex="normal"/>
    </style:style>
    <style:style style:name="T162" style:family="text">
      <style:text-properties fo:font-size="11pt" fo:font-style="normal" officeooo:rsid="00ba20c3" style:font-size-asian="11pt" style:font-style-asian="normal" style:font-size-complex="11pt" style:font-style-complex="normal"/>
    </style:style>
    <style:style style:name="T163" style:family="text">
      <style:text-properties fo:font-size="11pt" fo:font-style="italic" officeooo:rsid="00b916e4" style:font-size-asian="11pt" style:font-style-asian="italic" style:font-size-complex="11pt" style:font-style-complex="italic"/>
    </style:style>
    <style:style style:name="T164" style:family="text">
      <style:text-properties officeooo:rsid="0162b45a"/>
    </style:style>
    <style:style style:name="T165" style:family="text">
      <style:text-properties officeooo:rsid="016381ca"/>
    </style:style>
    <style:style style:name="T166" style:family="text">
      <style:text-properties fo:font-style="normal" officeooo:rsid="01740a3d" style:font-style-asian="normal" style:font-style-complex="normal"/>
    </style:style>
    <style:style style:name="T167" style:family="text">
      <style:text-properties fo:font-style="normal" officeooo:rsid="016381ca" style:font-style-asian="normal" style:font-style-complex="normal"/>
    </style:style>
    <style:style style:name="T168" style:family="text">
      <style:text-properties officeooo:rsid="0164bc75"/>
    </style:style>
    <style:style style:name="T169" style:family="text">
      <style:text-properties officeooo:rsid="0166281b"/>
    </style:style>
    <style:style style:name="T170" style:family="text">
      <style:text-properties officeooo:rsid="016a7ee4"/>
    </style:style>
    <style:style style:name="T171" style:family="text">
      <style:text-properties officeooo:rsid="01740a3d"/>
    </style:style>
    <style:style style:name="T172" style:family="text">
      <style:text-properties fo:font-style="normal" officeooo:rsid="016a7ee4" style:font-style-asian="normal" style:font-style-complex="normal"/>
    </style:style>
    <style:style style:name="T173" style:family="text">
      <style:text-properties fo:font-style="normal" officeooo:rsid="017529d7" style:font-style-asian="normal" style:font-style-complex="normal"/>
    </style:style>
    <style:style style:name="T174" style:family="text">
      <style:text-properties fo:font-style="normal" officeooo:rsid="01756079" style:font-style-asian="normal" style:font-style-complex="normal"/>
    </style:style>
    <style:style style:name="T175" style:family="text">
      <style:text-properties officeooo:rsid="017b6bc8"/>
    </style:style>
    <style:style style:name="T176" style:family="text">
      <style:text-properties officeooo:rsid="01783c97"/>
    </style:style>
    <style:style style:name="T177" style:family="text">
      <style:text-properties fo:font-style="italic" officeooo:rsid="01783c97" style:font-style-asian="italic" style:font-style-complex="italic"/>
    </style:style>
    <style:style style:name="T178" style:family="text">
      <style:text-properties officeooo:rsid="0185a1ae"/>
    </style:style>
    <style:style style:name="T179" style:family="text">
      <style:text-properties officeooo:rsid="01a8ab58"/>
    </style:style>
    <style:style style:name="T180" style:family="text">
      <style:text-properties fo:font-style="italic" officeooo:rsid="017b6bc8" style:font-style-asian="italic" style:font-style-complex="italic"/>
    </style:style>
    <style:style style:name="T181" style:family="text">
      <style:text-properties officeooo:rsid="0197e7a7"/>
    </style:style>
    <style:style style:name="T182" style:family="text">
      <style:text-properties fo:font-style="italic" officeooo:rsid="0197e7a7" style:font-style-asian="italic" style:font-style-complex="italic"/>
    </style:style>
    <style:style style:name="T183" style:family="text">
      <style:text-properties officeooo:rsid="01aaa07f"/>
    </style:style>
    <style:style style:name="T184" style:family="text">
      <style:text-properties officeooo:rsid="017f2564"/>
    </style:style>
    <style:style style:name="T185" style:family="text">
      <style:text-properties fo:font-style="italic" officeooo:rsid="017f2564" style:font-style-asian="italic" style:font-style-complex="italic"/>
    </style:style>
    <style:style style:name="T186" style:family="text">
      <style:text-properties officeooo:rsid="01831e5f"/>
    </style:style>
    <style:style style:name="T187" style:family="text">
      <style:text-properties officeooo:rsid="017f5c39"/>
    </style:style>
    <style:style style:name="T188" style:family="text">
      <style:text-properties fo:font-style="normal" officeooo:rsid="01803fd3" style:font-style-asian="normal" style:font-style-complex="normal"/>
    </style:style>
    <style:style style:name="T189" style:family="text">
      <style:text-properties officeooo:rsid="01803fd3"/>
    </style:style>
    <style:style style:name="T190" style:family="text">
      <style:text-properties officeooo:rsid="01b99955"/>
    </style:style>
    <style:style style:name="T191" style:family="text">
      <style:text-properties officeooo:rsid="0180659f"/>
    </style:style>
    <style:style style:name="T192" style:family="text">
      <style:text-properties fo:font-style="italic" officeooo:rsid="0180659f" style:font-style-asian="italic" style:font-style-complex="italic"/>
    </style:style>
    <style:style style:name="T193" style:family="text">
      <style:text-properties officeooo:rsid="00a2f6c2"/>
    </style:style>
    <style:style style:name="T194" style:family="text">
      <style:text-properties officeooo:rsid="00a77467"/>
    </style:style>
    <style:style style:name="T195" style:family="text">
      <style:text-properties officeooo:rsid="0183f1e6"/>
    </style:style>
    <style:style style:name="T196" style:family="text">
      <style:text-properties officeooo:rsid="00a3e8e4"/>
    </style:style>
    <style:style style:name="T197" style:family="text">
      <style:text-properties officeooo:rsid="00ac801e"/>
    </style:style>
    <style:style style:name="T198" style:family="text">
      <style:text-properties officeooo:rsid="00a580cd"/>
    </style:style>
    <style:style style:name="T199" style:family="text">
      <style:text-properties officeooo:rsid="018a51ee"/>
    </style:style>
    <style:style style:name="T200" style:family="text">
      <style:text-properties officeooo:rsid="00a5d05e"/>
    </style:style>
    <style:style style:name="T201" style:family="text">
      <style:text-properties fo:font-size="11pt" officeooo:rsid="00a77467" style:font-size-asian="11pt" style:font-size-complex="11pt"/>
    </style:style>
    <style:style style:name="T202" style:family="text">
      <style:text-properties fo:font-size="11pt" officeooo:rsid="00a8d1b8" style:font-size-asian="11pt" style:font-size-complex="11pt"/>
    </style:style>
    <style:style style:name="T203" style:family="text">
      <style:text-properties fo:font-size="11pt" officeooo:rsid="018a51ee" style:font-size-asian="11pt" style:font-size-complex="11pt"/>
    </style:style>
    <style:style style:name="T204" style:family="text">
      <style:text-properties fo:font-size="11pt" officeooo:rsid="00aae966" style:font-size-asian="11pt" style:font-size-complex="11pt"/>
    </style:style>
    <style:style style:name="T205" style:family="text">
      <style:text-properties fo:font-size="11pt" officeooo:rsid="00a8fc18" style:font-size-asian="11pt" style:font-size-complex="11pt"/>
    </style:style>
    <style:style style:name="T206" style:family="text">
      <style:text-properties fo:font-size="11pt" officeooo:rsid="00ac801e" style:font-size-asian="11pt" style:font-size-complex="11pt"/>
    </style:style>
    <style:style style:name="T207" style:family="text">
      <style:text-properties fo:font-size="11pt" fo:font-style="italic" officeooo:rsid="00aae966" style:font-size-asian="11pt" style:font-style-asian="italic" style:font-size-complex="11pt" style:font-style-complex="italic"/>
    </style:style>
    <style:style style:name="T208" style:family="text">
      <style:text-properties fo:font-size="12pt" fo:font-style="italic" style:font-size-asian="12pt" style:font-style-asian="italic" style:font-size-complex="12pt" style:font-style-complex="italic"/>
    </style:style>
    <style:style style:name="T209" style:family="text">
      <style:text-properties fo:font-size="11pt" style:font-size-asian="11pt" style:font-size-complex="11pt"/>
    </style:style>
    <style:style style:name="T210" style:family="text">
      <style:text-properties fo:font-size="11pt" officeooo:rsid="00c57d04" style:font-size-asian="11pt" style:font-size-complex="11pt"/>
    </style:style>
    <style:style style:name="T211" style:family="text">
      <style:text-properties fo:font-size="11pt" officeooo:rsid="019609f5" style:font-size-asian="11pt" style:font-size-complex="11pt"/>
    </style:style>
    <style:style style:name="T212" style:family="text">
      <style:text-properties fo:font-size="11pt" officeooo:rsid="00fa6b79" style:font-size-asian="11pt" style:font-size-complex="11pt"/>
    </style:style>
    <style:style style:name="T213" style:family="text">
      <style:text-properties fo:font-size="11pt" officeooo:rsid="01b11d5f" style:font-size-asian="11pt" style:font-size-complex="11pt"/>
    </style:style>
    <style:style style:name="T214" style:family="text">
      <style:text-properties fo:font-size="11pt" officeooo:rsid="00c69dda" style:font-size-asian="11pt" style:font-size-complex="11pt"/>
    </style:style>
    <style:style style:name="T215" style:family="text">
      <style:text-properties fo:font-size="11pt" officeooo:rsid="00c7803d" style:font-size-asian="11pt" style:font-size-complex="11pt"/>
    </style:style>
    <style:style style:name="T216" style:family="text">
      <style:text-properties fo:font-size="11pt" officeooo:rsid="01b1cac1" style:font-size-asian="11pt" style:font-size-complex="11pt"/>
    </style:style>
    <style:style style:name="T217" style:family="text">
      <style:text-properties fo:font-size="11pt" officeooo:rsid="00c6cf87" style:font-size-asian="11pt" style:font-size-complex="11pt"/>
    </style:style>
    <style:style style:name="T218" style:family="text">
      <style:text-properties fo:font-size="11pt" officeooo:rsid="01b318f9" style:font-size-asian="11pt" style:font-size-complex="11pt"/>
    </style:style>
    <style:style style:name="T219" style:family="text">
      <style:text-properties fo:font-size="11pt" officeooo:rsid="00bfd9e7" style:font-size-asian="11pt" style:font-size-complex="11pt"/>
    </style:style>
    <style:style style:name="T220" style:family="text">
      <style:text-properties fo:font-size="11pt" officeooo:rsid="00c1a47b" style:font-size-asian="11pt" style:font-size-complex="11pt"/>
    </style:style>
    <style:style style:name="T221" style:family="text">
      <style:text-properties fo:font-size="11pt" officeooo:rsid="00c1ba89" style:font-size-asian="11pt" style:font-size-complex="11pt"/>
    </style:style>
    <style:style style:name="T222" style:family="text">
      <style:text-properties fo:font-size="11pt" officeooo:rsid="00c37cde" style:font-size-asian="11pt" style:font-size-complex="11pt"/>
    </style:style>
    <style:style style:name="T223" style:family="text">
      <style:text-properties fo:font-size="11pt" officeooo:rsid="00c96596" style:font-size-asian="11pt" style:font-size-complex="11pt"/>
    </style:style>
    <style:style style:name="T224" style:family="text">
      <style:text-properties fo:font-size="11pt" officeooo:rsid="01b68e5c" style:font-size-asian="11pt" style:font-size-complex="11pt"/>
    </style:style>
    <style:style style:name="T225" style:family="text">
      <style:text-properties fo:font-size="11pt" officeooo:rsid="01b82058" style:font-size-asian="11pt" style:font-size-complex="11pt"/>
    </style:style>
    <style:style style:name="T226" style:family="text">
      <style:text-properties fo:font-size="11pt" officeooo:rsid="00ca47ae" style:font-size-asian="11pt" style:font-size-complex="11pt"/>
    </style:style>
    <style:style style:name="T227" style:family="text">
      <style:text-properties fo:font-size="11pt" officeooo:rsid="00caa132" style:font-size-asian="11pt" style:font-size-complex="11pt"/>
    </style:style>
    <style:style style:name="T228" style:family="text">
      <style:text-properties fo:font-size="11pt" fo:font-style="normal" officeooo:rsid="018b087e" style:font-size-asian="9.60000038146973pt" style:font-style-asian="normal" style:font-size-complex="11pt" style:font-style-complex="normal"/>
    </style:style>
    <style:style style:name="T229" style:family="text">
      <style:text-properties fo:font-style="italic" officeooo:rsid="00366d2a" style:font-style-asian="italic" style:font-style-complex="italic"/>
    </style:style>
    <style:style style:name="T230" style:family="text">
      <style:text-properties officeooo:rsid="00f9baf0"/>
    </style:style>
    <style:style style:name="T231" style:family="text">
      <style:text-properties fo:font-style="italic" officeooo:rsid="00f9baf0" style:font-style-asian="italic" style:font-style-complex="italic"/>
    </style:style>
    <style:style style:name="T232" style:family="text">
      <style:text-properties officeooo:rsid="013fe8c7"/>
    </style:style>
    <style:style style:name="T233" style:family="text">
      <style:text-properties fo:font-style="italic" officeooo:rsid="00a18dc6" style:font-style-asian="italic" style:font-style-complex="italic"/>
    </style:style>
    <style:style style:name="T234" style:family="text">
      <style:text-properties fo:font-style="normal" officeooo:rsid="002a93db" style:font-style-asian="normal" style:font-style-complex="normal"/>
    </style:style>
    <style:style style:name="T235" style:family="text">
      <style:text-properties officeooo:rsid="002a93db"/>
    </style:style>
    <style:style style:name="T236" style:family="text">
      <style:text-properties fo:font-style="italic" officeooo:rsid="002a93db" style:font-style-asian="italic" style:font-style-complex="italic"/>
    </style:style>
    <style:style style:name="T237" style:family="text">
      <style:text-properties officeooo:rsid="002ce7db"/>
    </style:style>
    <style:style style:name="T238" style:family="text">
      <style:text-properties fo:font-size="10pt" fo:font-style="italic" officeooo:rsid="0025761d" style:font-size-asian="10pt" style:font-style-asian="italic" style:font-size-complex="10pt"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clan Urbaniak-Dornstauder</text:p>
      <text:p text:style-name="P1">3716081</text:p>
      <text:p text:style-name="P1">COMP 452</text:p>
      <text:p text:style-name="P1">Assignment <text:span text:style-name="T1">3</text:span></text:p>
      <text:p text:style-name="P2"/>
      <text:p text:style-name="P3">Game 1 – <text:span text:style-name="T2">Negamax</text:span><text:span text:style-name="T3"> Connect-</text:span><text:span text:style-name="T4">4</text:span></text:p>
      <text:p text:style-name="P3"/>
      <text:p text:style-name="P4">Overview</text:p>
      <text:p text:style-name="P5"/>
      <text:p text:style-name="P6">This application is a simple connect-4 game where a user player competes against a <text:span text:style-name="T5">negamax-based</text:span> computer player. <text:span text:style-name="T6">The application also allows the user to control various gameplay elements that </text:span><text:span text:style-name="T5">affect</text:span><text:span text:style-name="T6"> the state of the </text:span><text:span text:style-name="T5">board</text:span><text:span text:style-name="T6"> and the behaviour and efficiency of the computer player in determining its next best move.</text:span></text:p>
      <text:p text:style-name="P6"/>
      <text:p text:style-name="P7">At the start of each <text:span text:style-name="T7">match</text:span>, the us<text:span text:style-name="T8">er (</text:span><text:span text:style-name="T9">light-coloured, </text:span><text:span text:style-name="T10">cyan-accented</text:span><text:span text:style-name="T9"> </text:span><text:span text:style-name="T8">pieces) always moves first. </text:span><text:span text:style-name="T11">To place a piece, hover </text:span><text:span text:style-name="T12">the</text:span><text:span text:style-name="T11"> cursor over the board, and click on the column where the piece should be placed. </text:span><text:span text:style-name="T12">While</text:span><text:span text:style-name="T8"> selecting a column, a piece preview indicator will appear in the first available row of a given column to show exactly where the piece can be placed (assuming the move is valid and the column is not full, otherwise the indicator will not appear). The computer (dark-coloured, magenta accent</text:span><text:span text:style-name="T12">ed pieces</text:span><text:span text:style-name="T8">) will place immediately after </text:span><text:span text:style-name="T12">the user’s</text:span><text:span text:style-name="T8"> turn, and this process repeats until either player wins or the game ends in a draw. </text:span></text:p>
      <text:p text:style-name="P8"/>
      <text:p text:style-name="P9">Below the board is a toolbar that allows the user to control various aspects of the game. The<text:span text:style-name="T13"> reset</text:span><text:span text:style-name="T14"> button clears the board of all placed pieces. </text:span><text:span text:style-name="T15">An ongoing match can be reset at any time, </text:span><text:span text:style-name="T14">and must </text:span><text:span text:style-name="T15">be reset to </text:span><text:span text:style-name="T16">begin</text:span><text:span text:style-name="T15"> a new match </text:span><text:span text:style-name="T16">when</text:span><text:span text:style-name="T17"> it </text:span><text:span text:style-name="T15">has ended. </text:span><text:span text:style-name="T14">The </text:span><text:span text:style-name="T18">undo </text:span><text:span text:style-name="T19">button resets the board </text:span><text:span text:style-name="T20">to the state before the user’s last move. </text:span><text:span text:style-name="T21">In addition to allowing </text:span><text:span text:style-name="T22">t</text:span><text:span text:style-name="T21">he user to cheat (which is only fair if the computer can </text:span><text:span text:style-name="T22">evaluate future board states</text:span><text:span text:style-name="T21">), undoing a move is useful to observe the consistency of the computer’s behaviour, </text:span><text:span text:style-name="T22">especially when experimenting </text:span><text:span text:style-name="T23">with</text:span><text:span text:style-name="T22"> the other control </text:span><text:span text:style-name="T24">components</text:span><text:span text:style-name="T22">.</text:span><text:span text:style-name="T21"> </text:span><text:span text:style-name="T20">The </text:span><text:span text:style-name="T25">depth </text:span><text:span text:style-name="T20">drop-down menu allows the user to specify the negamax cut-off depth, </text:span><text:span text:style-name="T22">the number</text:span><text:span text:style-name="T20"> </text:span><text:span text:style-name="T22">of future </text:span><text:span text:style-name="T20">moves </text:span><text:span text:style-name="T22">from the current state</text:span><text:span text:style-name="T20"> </text:span><text:span text:style-name="T22">the computer</text:span><text:span text:style-name="T20"> can consider </text:span><text:span text:style-name="T22">to determine </text:span><text:span text:style-name="T23">its next move.</text:span><text:span text:style-name="T22"> Lastly, the size of the board can be changed using the </text:span><text:span text:style-name="T26">dimension</text:span><text:span text:style-name="T25"> </text:span><text:span text:style-name="T22">toggle buttons. </text:span><text:span text:style-name="T23">It should be noted that t</text:span><text:span text:style-name="T27">he win-condition to connect four pieces does not </text:span><text:span text:style-name="T28">differ</text:span><text:span text:style-name="T27"> </text:span><text:span text:style-name="T28">between</text:span><text:span text:style-name="T27"> </text:span><text:span text:style-name="T28">board sizes.</text:span></text:p>
      <text:p text:style-name="P10"/>
      <text:p text:style-name="P4">Design</text:p>
      <text:p text:style-name="P5"/>
      <text:p text:style-name="P11">The game is <text:span text:style-name="T29">implemented as </text:span>a JavaFX application that uses an MVC-like design pattern to structure its various classes. <text:span text:style-name="T30">In this case, there is a single model class containing th</text:span><text:span text:style-name="T31">e </text:span><text:span text:style-name="T30">game logic and data that communicates with various view classes through a publish-subscribe mechanism. A simple controller class is used to handle the events generated in the view classes </text:span><text:span text:style-name="T31">and </text:span><text:span text:style-name="T30">update the model. </text:span><text:span text:style-name="T32">The </text:span>project directory <text:span text:style-name="T32">structure is organized</text:span> to reflect the components of <text:span text:style-name="T33">MVC</text:span>, <text:span text:style-name="T33">where most of the classes are organized into separate </text:span><text:span text:style-name="T34">model/ </text:span><text:span text:style-name="T33">and </text:span><text:span text:style-name="T34">view/ </text:span><text:span text:style-name="T33">sub-directories. The rest of the classes, including the controller class, are not contained in a sub-directory:</text:span></text:p>
      <text:p text:style-name="P11"/>
      <text:list xml:id="list3696558867" text:style-name="L1">
        <text:list-item>
          <text:p text:style-name="P12">model/</text:p>
          <text:list>
            <text:list-item>
              <text:p text:style-name="P13">A<text:span text:style-name="T35">ppState</text:span>.java –<text:span text:style-name="T14"> </text:span><text:span text:style-name="T36">data</text:span><text:span text:style-name="T14"> class </text:span><text:span text:style-name="T36">containing game, UI, and general state data</text:span></text:p>
            </text:list-item>
          </text:list>
        </text:list-item>
      </text:list>
      <text:list text:style-name="L2">
        <text:list-item>
          <text:list>
            <text:list-item>
              <text:p text:style-name="P14"><text:span text:style-name="T35">BoardPosition</text:span>.java –<text:span text:style-name="T14"> </text:span><text:span text:style-name="T36">helper data class to represent a row-column position on the board</text:span></text:p>
            </text:list-item>
            <text:list-item>
              <text:p text:style-name="P15"><text:span text:style-name="T35">BoardState</text:span>.java<text:span text:style-name="T14"> – </text:span><text:span text:style-name="T36">class to represent the state of the board at a given moment during a match</text:span></text:p>
            </text:list-item>
            <text:list-item>
              <text:p text:style-name="P15"><text:span text:style-name="T35">Model</text:span>.java – <text:span text:style-name="T36">main class containing the </text:span><text:span text:style-name="T37">game and application logic</text:span></text:p>
            </text:list-item>
            <text:list-item>
              <text:p text:style-name="P15"><text:span text:style-name="T35">PublishSubs</text:span><text:span text:style-name="T38">c</text:span><text:span text:style-name="T35">ribe</text:span>.java – <text:span text:style-name="T39">i</text:span><text:span text:style-name="T14">nterface </text:span><text:span text:style-name="T40">to send data from the model to the view components</text:span></text:p>
            </text:list-item>
          </text:list>
        </text:list-item>
        <text:list-item>
          <text:p text:style-name="P14">view/</text:p>
          <text:list>
            <text:list-item>
              <text:p text:style-name="P16"><text:soft-page-break/><text:span text:style-name="T35">bottomBar/</text:span></text:p>
              <text:list>
                <text:list-item>
                  <text:p text:style-name="P17">BottomBar.java – <text:span text:style-name="T40">parent </text:span><text:span text:style-name="T41">container</text:span><text:span text:style-name="T40"> class representing the bottom bar </text:span><text:span text:style-name="T41">as a whole</text:span></text:p>
                </text:list-item>
                <text:list-item>
                  <text:p text:style-name="P17">DepthSelector.java –<text:span text:style-name="T14"> </text:span><text:span text:style-name="T42">ComboBox</text:span><text:span text:style-name="T43"> component</text:span><text:span text:style-name="T40"> to select the cutoff depth of the negamax algorithm</text:span></text:p>
                </text:list-item>
                <text:list-item>
                  <text:p text:style-name="P17">DimensionsToggle.java –<text:span text:style-name="T14"> <text:s/></text:span><text:span text:style-name="T43">collection of</text:span><text:span text:style-name="T14"> </text:span><text:span text:style-name="T42">R</text:span><text:span text:style-name="T44">adio</text:span><text:span text:style-name="T42">B</text:span><text:span text:style-name="T44">utton</text:span><text:span text:style-name="T37"> </text:span><text:span text:style-name="T43">components</text:span><text:span text:style-name="T37"> to select the size of the board</text:span></text:p>
                </text:list-item>
                <text:list-item>
                  <text:p text:style-name="P17">ResetButton.java – <text:s/><text:span text:style-name="T42">Button</text:span><text:span text:style-name="T43"> component</text:span><text:span text:style-name="T37"> to reset the board</text:span></text:p>
                </text:list-item>
                <text:list-item>
                  <text:p text:style-name="P17">UndoButton.java – <text:span text:style-name="T42">Button</text:span><text:span text:style-name="T43"> component</text:span><text:span text:style-name="T37"> to undo the user’s last move on the board</text:span></text:p>
                </text:list-item>
              </text:list>
            </text:list-item>
            <text:list-item>
              <text:p text:style-name="P16"><text:span text:style-name="T35">gameBoard/</text:span></text:p>
              <text:list>
                <text:list-item>
                  <text:p text:style-name="P17">GameBoard.java – <text:span text:style-name="T44">GridPane</text:span><text:span text:style-name="T37"> </text:span><text:span text:style-name="T43">container </text:span><text:span text:style-name="T37">class to represent the game board</text:span></text:p>
                </text:list-item>
                <text:list-item>
                  <text:p text:style-name="P17">BoardPiece.java – <text:span text:style-name="T43">component to represent a player’s piece on the </text:span><text:span text:style-name="T42">GameBoard</text:span></text:p>
                </text:list-item>
              </text:list>
            </text:list-item>
            <text:list-item>
              <text:p text:style-name="P16"><text:span text:style-name="T35">topBar/</text:span></text:p>
              <text:list>
                <text:list-item>
                  <text:p text:style-name="P17">ScoreL<text:span text:style-name="T45">a</text:span>bel.java – <text:span text:style-name="T45">Label </text:span><text:span text:style-name="T41">component to display the number of wins for both players</text:span></text:p>
                </text:list-item>
                <text:list-item>
                  <text:p text:style-name="P17">StateLabel.java – <text:span text:style-name="T45">Label </text:span><text:span text:style-name="T41">component to display the current state of a match</text:span></text:p>
                </text:list-item>
                <text:list-item>
                  <text:p text:style-name="P17">TopBar.java – <text:span text:style-name="T41">parent container class representing the top bar as a whole</text:span></text:p>
                </text:list-item>
              </text:list>
            </text:list-item>
            <text:list-item>
              <text:p text:style-name="P18"><text:span text:style-name="T46"/></text:p>
            </text:list-item>
          </text:list>
        </text:list-item>
        <text:list-item>
          <text:p text:style-name="P14">App.java –<text:span text:style-name="T14"> </text:span><text:span text:style-name="T47">class to initialize components related to the application itself (stage, scene, root, etc.)</text:span></text:p>
        </text:list-item>
        <text:list-item>
          <text:p text:style-name="P14">Controller.java –<text:span text:style-name="T47"> event handling class used by view components to perform actions in the model</text:span></text:p>
        </text:list-item>
        <text:list-item>
          <text:p text:style-name="P14">Main.java –<text:span text:style-name="T14"> </text:span><text:span text:style-name="T47">entry point class required to build JavaFX .jar files </text:span></text:p>
        </text:list-item>
      </text:list>
      <text:p text:style-name="P19"/>
      <text:p text:style-name="P20"><text:span text:style-name="T48">The most important logic is contained in </text:span><text:span text:style-name="T49">the </text:span><text:span text:style-name="T50">model/</text:span><text:span text:style-name="T51"> directory, particularly in</text:span><text:span text:style-name="T50"> Model.java</text:span><text:span text:style-name="T51"> and </text:span><text:span text:style-name="T50">BoardState.java</text:span><text:span text:style-name="T51">. </text:span><text:span text:style-name="T52">These</text:span><text:span text:style-name="T53"> class</text:span><text:span text:style-name="T52">es</text:span><text:span text:style-name="T53"> contain all the logic to </text:span><text:span text:style-name="T52">initialize the board and allow a user to play a match against the computer. </text:span><text:span text:style-name="T54">The other classes, while managing their own states, only do so in a way to visually reflect the state of the model, and are therefore dependent on it. </text:span></text:p>
      <text:p text:style-name="P20"><text:span text:style-name="T54"/></text:p>
      <text:p text:style-name="P21"><text:span text:style-name="T55">N</text:span>egamax</text:p>
      <text:p text:style-name="P20"><text:span text:style-name="T54"/></text:p>
      <text:p text:style-name="P22"><text:span text:style-name="T54">T</text:span><text:span text:style-name="T14">he </text:span><text:span text:style-name="T56">negamax </text:span><text:span text:style-name="T57">algorithm</text:span><text:span text:style-name="T56"> is implemented </text:span><text:span text:style-name="T58">in </text:span><text:span text:style-name="T59">Model.java</text:span><text:span text:style-name="T60"> </text:span><text:span text:style-name="T56">directly in the </text:span><text:span text:style-name="T60">getComputerMove() </text:span><text:span text:style-name="T56">function.</text:span><text:span text:style-name="T58"> With </text:span><text:span text:style-name="T57">aid</text:span><text:span text:style-name="T58"> of various helper functions also contained the model, this function returns a </text:span><text:span text:style-name="T59">BoardPosition</text:span><text:span text:style-name="T58"> representing the best move the computer can make given the current </text:span><text:span text:style-name="T61">BoardState</text:span><text:span text:style-name="T62">. </text:span><text:span text:style-name="T63">Following</text:span><text:span text:style-name="T62"> standard minimax/negamax logic, this is accomplished by creating a game tree of children </text:span><text:span text:style-name="T61">BoardState</text:span><text:span text:style-name="T62"> instances representing the </text:span><text:span text:style-name="T64">subsequent</text:span><text:span text:style-name="T62"> states of the board </text:span><text:span text:style-name="T63">based on the moves that are possible from </text:span><text:span text:style-name="T62">the parent, current state. </text:span><text:span text:style-name="T65">When </text:span><text:span text:style-name="T66">a</text:span><text:span text:style-name="T65"> terminal state </text:span><text:span text:style-name="T66">is</text:span><text:span text:style-name="T65"> reached upon expanding the game-tree, </text:span><text:span text:style-name="T66">it</text:span><text:span text:style-name="T65"> </text:span><text:span text:style-name="T66">is</text:span><text:span text:style-name="T65"> evaluated with the </text:span><text:span text:style-name="T67">evaluateBoard()</text:span><text:span text:style-name="T65"> function of the </text:span><text:span text:style-name="T67">BoardState</text:span><text:span text:style-name="T65"> class, and </text:span><text:span text:style-name="T66">its</text:span><text:span text:style-name="T65"> value </text:span><text:span text:style-name="T66">is</text:span><text:span text:style-name="T65"> propagated up the tree to choose the best </text:span><text:span text:style-name="T67">BoardPosition</text:span><text:span text:style-name="T65"> move at each level. </text:span><text:span text:style-name="T66">It is only at the root of the tree where the final </text:span><text:span text:style-name="T68">BoardPosition</text:span><text:span text:style-name="T66"> is returned from </text:span><text:span text:style-name="T68">getEvaluate()</text:span><text:span text:style-name="T67"> </text:span><text:span text:style-name="T66">and used to create a new state representing the computer’s move.</text:span></text:p>
      <text:p text:style-name="P22"><text:span text:style-name="T65"/></text:p>
      <text:p text:style-name="P23">Evaluation</text:p>
      <text:p text:style-name="P24"/>
      <text:p text:style-name="P25"><text:span text:style-name="T69">T</text:span>erminal states are evaluated in <text:span text:style-name="T13">getComputerMove() </text:span><text:span text:style-name="T69">in </text:span>two contexts. Firstly, win/draw states are evaluated with the maximum possible score, as it follows that these are the best <text:span text:style-name="T70">(</text:span><text:span text:style-name="T71">or </text:span><text:span text:style-name="T70">in the case of draws, </text:span><text:span text:style-name="T72">only</text:span><text:span text:style-name="T70">) </text:span>possible states <text:span text:style-name="T73">to achieve</text:span> <text:span text:style-name="T71">when the </text:span><text:span text:style-name="T74">broad </text:span><text:span text:style-name="T71">objective is</text:span> to win a match. <text:span text:style-name="T70">In the implementation specifically, win/draw states are not directly assigned a value within </text:span><text:span text:style-name="T75">getComputer</text:span><text:span text:style-name="T76">Move</text:span><text:span text:style-name="T75">()</text:span><text:span text:style-name="T70">, but are simply left with the -Double.MAX_VALUE score that </text:span><text:span text:style-name="T75">BoardState</text:span><text:span text:style-name="T70"> objects are initialized with. </text:span><text:span text:style-name="T77">Game b</text:span><text:span text:style-name="T78">oards are evaluated from the perspective of the player that moved last, so w</text:span><text:span text:style-name="T79">hen a win/draw state is encountered, its </text:span><text:span text:style-name="T80">default </text:span><text:span text:style-name="T81">negative </text:span><text:span text:style-name="T79">value </text:span><text:span text:style-name="T70">is negated </text:span><text:span text:style-name="T81">after being </text:span><text:span text:style-name="T70">propagated</text:span><text:span text:style-name="T71"> </text:span><text:span text:style-name="T70">one level up the tree to align with the fact that </text:span><text:span text:style-name="T81">this</text:span><text:span text:style-name="T70"> the </text:span><text:span text:style-name="T81">best state</text:span><text:span text:style-name="T70"> from the perspective of the player where the state was created.</text:span></text:p>
      <text:p text:style-name="P26"/>
      <text:p text:style-name="P27"><text:soft-page-break/><text:span text:style-name="T70">When a state is encountered at the maximum depth of the game-tree based </text:span><text:span text:style-name="T82">on the </text:span><text:span text:style-name="T70">depth-cutoff, it is evaluated </text:span><text:span text:style-name="T82">in</text:span><text:span text:style-name="T70"> the </text:span><text:span text:style-name="T75">evaluateBoard() </text:span><text:span text:style-name="T83">function </text:span><text:span text:style-name="T84">using two heuristics. The first and </text:span><text:span text:style-name="T85">typically</text:span><text:span text:style-name="T84"> least impactful </text:span><text:span text:style-name="T86">assigns higher scores to</text:span><text:span text:style-name="T87"> states</text:span><text:span text:style-name="T86"> that have more pieces in the centre column(s) of the board.</text:span><text:span text:style-name="T84"> </text:span><text:span text:style-name="T86">The intuition behind this is based on the idea that controlling these columns gives </text:span><text:span text:style-name="T87">more opportunity to </text:span><text:span text:style-name="T86">player</text:span><text:span text:style-name="T87">s</text:span><text:span text:style-name="T86"> to connect four pieces in all directions. </text:span><text:span text:style-name="T88">While this is an important factor to cons</text:span><text:span text:style-name="T89">ider</text:span><text:span text:style-name="T90">, it is the ‘least impactful’ in the sense that it is </text:span><text:span text:style-name="T91">implicitly evaluated</text:span><text:span text:style-name="T90"> and made redundant (except in cases where the depth-cutoff value is low) by the second</text:span><text:span text:style-name="T88"> </text:span><text:span text:style-name="T90">heuristic. To score potentially winning states, </text:span><text:span text:style-name="T71">all possible ‘windows’ are examined on the board, representing the four-length segments </text:span><text:span text:style-name="T89">where pieces can be placed</text:span><text:span text:style-name="T71"> </text:span><text:span text:style-name="T89">to win a match. </text:span><text:span text:style-name="T91">To score this heuristic, the evaluation function</text:span><text:span text:style-name="T78"> iterates through each individual position of the board, and counts the number of pieces in each possible window in all directions originating from the current position. </text:span><text:span text:style-name="T92">The more pieces </text:span><text:span text:style-name="T93">in a window </text:span><text:span text:style-name="T92">that belong to the player that moved last in the state, the lower the score (again, using lower values because the total score is negated in the level where the state was created), and vice-versa for their opponent. </text:span><text:span text:style-name="T94">The evaluation</text:span><text:span text:style-name="T95"> also accounts for and assigns higher values to windows with empty positions, as this is indicative </text:span><text:span text:style-name="T96">of</text:span><text:span text:style-name="T95"> a potential segment to win the match. </text:span><text:span text:style-name="T97">Out of all the method I have experimented with while developing the application, this leads to the most consistent and formidable computer opponent. </text:span><text:span text:style-name="T98">E</text:span><text:span text:style-name="T99">ven when it knows it has you beat, </text:span><text:span text:style-name="T100">the computer</text:span><text:span text:style-name="T99"> will </text:span><text:span text:style-name="T101">often</text:span><text:span text:style-name="T99"> make non-winning </text:span><text:span text:style-name="T101">moves</text:span><text:span text:style-name="T99"> just to maximize </text:span><text:span text:style-name="T102">the number of windows is has secured</text:span><text:span text:style-name="T99"> </text:span><text:span text:style-name="T100">before delivering the final blow </text:span><text:span text:style-name="T99">(</text:span><text:span text:style-name="T103">either</text:span><text:span text:style-name="T100"> by design</text:span><text:span text:style-name="T99"> </text:span><text:span text:style-name="T104">or </text:span><text:span text:style-name="T105">by malicious intent, </text:span><text:span text:style-name="T106">whichever you </text:span><text:span text:style-name="T105">want to believe</text:span><text:span text:style-name="T99">).</text:span></text:p>
      <text:p text:style-name="P24"/>
      <text:p text:style-name="P23">Optimization</text:p>
      <text:p text:style-name="P22"><text:span text:style-name="T65"/></text:p>
      <text:p text:style-name="P28"><text:span text:style-name="T14">Several optimizations are </text:span><text:span text:style-name="T107">made</text:span><text:span text:style-name="T14"> in the negamax implementation to reduce the complexity of calculating and evaluating the states of the game-tree. Firstly, the depth-cutoff prevents the entire game-tree from being expanded each time </text:span><text:span text:style-name="T13">getComputerMove() </text:span><text:span text:style-name="T14">is called, limiting the computer to </text:span><text:span text:style-name="T107">look ahead </text:span><text:span text:style-name="T14">at most </text:span><text:span text:style-name="T107">8 levels </text:span><text:span text:style-name="T14">to determine </text:span><text:span text:style-name="T108">its</text:span><text:span text:style-name="T14"> best move. </text:span><text:span text:style-name="T107">The most crucial optimization is the addition of alpha-beta pruning. This allows the </text:span><text:span text:style-name="T109">algorithm</text:span><text:span text:style-name="T107"> to keep track of the highest/lowest valued states as it recursively explores the tree, taking advantage of the alternating perspectives at each level and the zero-sum nature of the game to prevent expanding and evaluating states that </text:span><text:span text:style-name="T110">that need not</text:span><text:span text:style-name="T107"> be </text:span><text:span text:style-name="T110">considered</text:span><text:span text:style-name="T107">. T</text:span><text:span text:style-name="T65">he </text:span><text:span text:style-name="T107">final optimization is the </text:span><text:span text:style-name="T65">use of memoization to </text:span><text:span text:style-name="T111">eliminate</text:span><text:span text:style-name="T65"> the overhead of re-evaluating previously visited child states. This is implemented in the form of a </text:span><text:span text:style-name="T67">HashMap</text:span><text:span text:style-name="T65"> that uses </text:span><text:span text:style-name="T67">BoardStates</text:span><text:span text:style-name="T65"> as keys and </text:span><text:span text:style-name="T67">BoardPosition</text:span><text:span text:style-name="T65">-</text:span><text:span text:style-name="T67">double</text:span><text:span text:style-name="T65"> </text:span><text:span text:style-name="T112">pair values </text:span><text:span text:style-name="T65">to keep track of the values of the best children states and the moves that lead to them. While memoization is not necessar</text:span><text:span text:style-name="T113">y</text:span><text:span text:style-name="T65"> in games like connect-</text:span><text:span text:style-name="T114">4</text:span><text:span text:style-name="T65">, it is particularly useful when using the </text:span><text:span text:style-name="T115">8x9 board with the maximum depth-cutoff. Despite the </text:span><text:span text:style-name="T116">benefit of </text:span><text:span text:style-name="T115">memoization, </text:span><text:span text:style-name="T116">however, </text:span><text:span text:style-name="T115">it is inadvisable to play the game </text:span><text:span text:style-name="T116">with these settings</text:span><text:span text:style-name="T115">, as the game-tree </text:span><text:span text:style-name="T116">must still be</text:span><text:span text:style-name="T115"> explored at least a few times th</text:span><text:span text:style-name="T114">r</text:span><text:span text:style-name="T115">oughout the match </text:span><text:span text:style-name="T116">to populate the memo</text:span><text:span text:style-name="T115">, which can take a long time to calculate (with my system, ~10 seconds </text:span><text:span text:style-name="T114">in the worst case</text:span><text:span text:style-name="T115"> when AB-pruning seems to have little effect in the current state). </text:span><text:span text:style-name="T116">It should also be noted that changing the cut-off depth during an on-going game clears the memo to account for the difference of how states can be evaluated at differing depths.</text:span></text:p>
      <text:p text:style-name="P29"><text:line-break/><text:span text:style-name="T117">Issues </text:span><text:span text:style-name="T118">and B</text:span><text:span text:style-name="T119">ugs</text:span></text:p>
      <text:p text:style-name="P30"><text:span text:style-name="T120"/></text:p>
      <text:p text:style-name="P31"><text:span text:style-name="T121">I</text:span><text:span text:style-name="T122">n its current state, there are no known bugs or issues to report. The only thing worth mentioning is that the </text:span><text:span text:style-name="T123">computer can behave inconsisten</text:span><text:span text:style-name="T124">tly</text:span><text:span text:style-name="T123"> at specific depth cut-offs. </text:span><text:span text:style-name="T125">For example, at </text:span><text:span text:style-name="T126">values</text:span><text:span text:style-name="T125"> of </text:span><text:span text:style-name="T127">3</text:span><text:span text:style-name="T125"> </text:span><text:span text:style-name="T127">and 5</text:span><text:span text:style-name="T125">, the computer often blunders its moves and can be beaten very easily early </text:span><text:span text:style-name="T127">into</text:span><text:span text:style-name="T125"> a match, but seems to play intelligently at lower cut-off values (excluding 1). </text:span><text:span text:style-name="T128">This </text:span><text:span text:style-name="T129">is </text:span><text:span text:style-name="T128">likely </text:span><text:span text:style-name="T129">the result of improperly handling </text:span><text:span text:style-name="T130">the cut-off </text:span><text:span text:style-name="T131">with regards to</text:span><text:span text:style-name="T130"> </text:span><text:span text:style-name="T129">the alternating </text:span><text:span text:style-name="T130">player </text:span><text:span text:style-name="T129">perspectives. Both values </text:span><text:span text:style-name="T128">are odd numbers, meaning the last player to move in the terminal states is always the computer, but there seem to be no issues </text:span><text:span text:style-name="T132">at</text:span><text:span text:style-name="T128"> </text:span><text:span text:style-name="T132">a</text:span><text:span text:style-name="T128"> cut-off </text:span><text:span text:style-name="T132">value of</text:span><text:span text:style-name="T128"> 7.</text:span><text:span text:style-name="T125"> </text:span><text:span text:style-name="T127">In general, without considering impact on performance, I find that the best cut-off depths </text:span><text:span text:style-name="T128">are 4, 6, 7 and 8.</text:span></text:p>
      <text:p text:style-name="P32"><text:soft-page-break/><text:span text:style-name="T133">Game 2 – </text:span><text:span text:style-name="T3">Q-Learning Fighting Game</text:span></text:p>
      <text:p text:style-name="P32"/>
      <text:p text:style-name="P33">Overview</text:p>
      <text:p text:style-name="P34"><text:span text:style-name="T134"/></text:p>
      <text:p text:style-name="P35"><text:span text:style-name="T135">This application is </text:span><text:span text:style-name="T136">a </text:span><text:span text:style-name="T135">simple two-dimensional fighting game that showcases reinforcement learning behaviour using a variation of Q-learning. </text:span><text:span text:style-name="T136">Upon launching the application, </text:span><text:span text:style-name="T137">the user may select</text:span><text:span text:style-name="T138"> one of the three game modes from the menu:</text:span></text:p>
      <text:p text:style-name="P36"><text:span text:style-name="T136"/></text:p>
      <text:list text:style-name="L3">
        <text:list-item>
          <text:p text:style-name="P37"><text:span text:style-name="T139">PvP</text:span><text:span text:style-name="T136"> – combat between two human players</text:span></text:p>
        </text:list-item>
        <text:list-item>
          <text:p text:style-name="P38"><text:span text:style-name="T13">PvC</text:span><text:span text:style-name="T14"> – combat between one human player (left-side) and one computer player (right-side)</text:span></text:p>
        </text:list-item>
        <text:list-item>
          <text:p text:style-name="P38"><text:span text:style-name="T13">CvC</text:span><text:span text:style-name="T14"> – combat between two computer players</text:span></text:p>
          <text:p text:style-name="P38"><text:span text:style-name="T14"/></text:p>
        </text:list-item>
      </text:list>
      <text:p text:style-name="P39"><text:span text:style-name="T140">I</text:span><text:span text:style-name="T14">t </text:span><text:span text:style-name="T138">goes</text:span><text:span text:style-name="T14"> without saying that reinforcement learning only applies to PvC and CvC </text:span><text:span text:style-name="T138">mode </text:span><text:span text:style-name="T14">– PvP was </text:span><text:span text:style-name="T138">added as a forethought to test the gameplay mechanics </text:span><text:span text:style-name="T141">throughout development </text:span><text:span text:style-name="T138">and kept in the final version for the sake of variety.</text:span></text:p>
      <text:p text:style-name="P39"><text:span text:style-name="T138"/></text:p>
      <text:p text:style-name="P40"><text:span text:style-name="T142">At the start of a round, each fighter has 7 health-points (represented by the bar of heart sprites located at the top of the screen on the side the player begins at) and must deplete their opponent’s health-points through combat to win the round. </text:span><text:span text:style-name="T14">The combat system is </text:span><text:span text:style-name="T141">kept minimalist </text:span><text:span text:style-name="T14">in an attempt to not over complicate the Q-learning implementation, </text:span><text:span text:style-name="T143">limiting each</text:span><text:span text:style-name="T14"> fighter </text:span><text:span text:style-name="T143">to the </text:span><text:span text:style-name="T14">following action</text:span><text:span text:style-name="T142">s with the following </text:span><text:span text:style-name="T141">gameplay mechanics</text:span><text:span text:style-name="T14">:</text:span></text:p>
      <text:p text:style-name="P41"><text:span text:style-name="T14"/></text:p>
      <text:list text:style-name="L4">
        <text:list-item>
          <text:p text:style-name="P42">Move-left</text:p>
        </text:list-item>
        <text:list-item>
          <text:p text:style-name="P42">Move-right</text:p>
        </text:list-item>
        <text:list-item>
          <text:p text:style-name="P43">Attack</text:p>
          <text:list>
            <text:list-item>
              <text:p text:style-name="P44">a fighter is only considered to be <text:span text:style-name="T13">attacking</text:span> during the ‘thrusting’ part of <text:span text:style-name="T144">the</text:span> animation, <text:span text:style-name="T145">and not </text:span>during the animation’s wind-up or wind-down</text:p>
            </text:list-item>
            <text:list-item>
              <text:p text:style-name="P44">attacks are successful when <text:span text:style-name="T146">the </text:span><text:span text:style-name="T144">opponent is not </text:span><text:span text:style-name="T147">blocking, </text:span><text:span text:style-name="T148">deflecting, </text:span><text:span text:style-name="T149">or</text:span><text:span text:style-name="T148"> </text:span><text:span text:style-name="T147">invincible</text:span><text:span text:style-name="T144"> and</text:span> the tip of <text:span text:style-name="T146">a</text:span> fighter’s weapon reaches <text:span text:style-name="T144">or passes </text:span>the opponent’<text:span text:style-name="T146">s</text:span> wielding hand (roughly)</text:p>
            </text:list-item>
            <text:list-item>
              <text:p text:style-name="P44">successful attacks reduce the opponent’s health-points by 1</text:p>
            </text:list-item>
            <text:list-item>
              <text:p text:style-name="P44">success<text:span text:style-name="T149">ful</text:span> attacks while the opponent is <text:span text:style-name="T13">parried</text:span> reduce their health-points by 3</text:p>
            </text:list-item>
            <text:list-item>
              <text:p text:style-name="P45">after receiving damage <text:span text:style-name="T146">from an attack</text:span>, <text:span text:style-name="T145">the opponent</text:span> is <text:span text:style-name="T13">invincible </text:span><text:span text:style-name="T145">for the next 75 frames (1250 ms)</text:span></text:p>
            </text:list-item>
            <text:list-item>
              <text:p text:style-name="P45">while <text:span text:style-name="T13">attacking</text:span>, a fighter’s hit-box moves slightly forward in the direction of the attack before returning to its original position to reflect where their sprite appears to be in the animation</text:p>
            </text:list-item>
            <text:list-item>
              <text:p text:style-name="P46">a fighter cannot execute other actions until the entire attack animation completes</text:p>
            </text:list-item>
          </text:list>
        </text:list-item>
        <text:list-item>
          <text:p text:style-name="P47">Block</text:p>
          <text:list>
            <text:list-item>
              <text:p text:style-name="P48"><text:span text:style-name="T150">a fighter is only considered to be </text:span><text:span text:style-name="T151">blocking</text:span><text:span text:style-name="T150"> </text:span><text:span text:style-name="T152">after the wind-up of the </text:span><text:span text:style-name="T153">block </text:span><text:span text:style-name="T152">animation and before the wind-down</text:span></text:p>
            </text:list-item>
            <text:list-item>
              <text:p text:style-name="P49"><text:span text:style-name="T154">while </text:span><text:span text:style-name="T155">blocking</text:span><text:span text:style-name="T154">, a fighter does not receive damage from the opponent’s next attack that would otherwise be successful</text:span></text:p>
            </text:list-item>
            <text:list-item>
              <text:p text:style-name="P49"><text:span text:style-name="T154">after the opponent’s attack lands </text:span><text:span text:style-name="T156">when a fighter is </text:span><text:span text:style-name="T155">blocking</text:span><text:span text:style-name="T154">, </text:span><text:span text:style-name="T156">the</text:span><text:span text:style-name="T154"> fighter returns to the </text:span><text:span text:style-name="T155">idle</text:span><text:span text:style-name="T154"> state after a brief </text:span><text:span text:style-name="T155">deflecting</text:span><text:span text:style-name="T154"> animation to </text:span><text:span text:style-name="T157">indicate that</text:span><text:span text:style-name="T154"> the block was successful</text:span></text:p>
            </text:list-item>
            <text:list-item>
              <text:p text:style-name="P50"><text:span text:style-name="T154">in addition to preventing damage </text:span><text:span text:style-name="T156">to a fighter</text:span><text:span text:style-name="T154">, </text:span><text:span text:style-name="T156">the opponent becomes </text:span><text:span text:style-name="T148">parried</text:span><text:span text:style-name="T156"> if </text:span><text:span text:style-name="T154">the</text:span><text:span text:style-name="T156">ir</text:span><text:span text:style-name="T154"> next attack lands within 5 frames (~8</text:span><text:span text:style-name="T158">3</text:span><text:span text:style-name="T154"> ms) after </text:span><text:span text:style-name="T156">the</text:span><text:span text:style-name="T154"> fighter </text:span><text:span text:style-name="T158">begins </text:span><text:span text:style-name="T155">blocking – </text:span><text:span text:style-name="T148">parried</text:span><text:span text:style-name="T156"> opponents cannot execute any actions for the next</text:span><text:span text:style-name="T154"> </text:span><text:span text:style-name="T158">65 frames (~1083 ms) or until </text:span><text:span text:style-name="T157">the</text:span><text:span text:style-name="T156">y receive damage</text:span><text:span text:style-name="T157">.</text:span></text:p>
            </text:list-item>
            <text:list-item>
              <text:p text:style-name="P46">a fighter cannot execute other actions until the entire block animation completes.</text:p>
            </text:list-item>
            <text:list-item>
              <text:p text:style-name="P51"><text:soft-page-break/><text:span text:style-name="T159">TIP</text:span><text:span text:style-name="T160"> – </text:span><text:span text:style-name="T161">note t</text:span><text:span text:style-name="T160">he star that appears near </text:span><text:span text:style-name="T162">a</text:span><text:span text:style-name="T160"> fighter’s hand during the wind-up of the block animation</text:span><text:span text:style-name="T161"> – upon disappearing, this </text:span><text:span text:style-name="T162">indicates </text:span><text:span text:style-name="T161">that </text:span><text:span text:style-name="T162">a</text:span><text:span text:style-name="T161"> fighter is now </text:span><text:span text:style-name="T163">blocking</text:span><text:span text:style-name="T161">, and can be helpful </text:span><text:span text:style-name="T162">in timing the </text:span><text:span text:style-name="T161">parry window.</text:span><text:span text:style-name="T134"><text:line-break/></text:span></text:p>
            </text:list-item>
          </text:list>
        </text:list-item>
      </text:list>
      <text:p text:style-name="P52">The key binding for each action are as follows:</text:p>
      <text:p text:style-name="P53"><text:span text:style-name="T13"/></text:p>
      <table:table table:name="Table1" table:style-name="Table1" table:template-name="Default Style">
        <table:table-column table:style-name="Table1.A" table:number-columns-repeated="3"/>
        <table:table-row>
          <table:table-cell table:style-name="Table1.A1" office:value-type="string">
            <text:p text:style-name="P54">Action</text:p>
          </table:table-cell>
          <table:table-cell table:style-name="Table1.A1" office:value-type="string">
            <text:p text:style-name="P54">Left fighter</text:p>
          </table:table-cell>
          <table:table-cell table:style-name="Table1.C1" office:value-type="string">
            <text:p text:style-name="P54">Right righter (PvP only)</text:p>
          </table:table-cell>
        </table:table-row>
        <table:table-row>
          <table:table-cell table:style-name="Table1.A2" office:value-type="string">
            <text:p text:style-name="P55">Move left</text:p>
          </table:table-cell>
          <table:table-cell table:style-name="Table1.A2" office:value-type="string">
            <text:p text:style-name="P55">A</text:p>
          </table:table-cell>
          <table:table-cell table:style-name="Table1.C2" office:value-type="string">
            <text:p text:style-name="P55">K</text:p>
          </table:table-cell>
        </table:table-row>
        <table:table-row>
          <table:table-cell table:style-name="Table1.A2" office:value-type="string">
            <text:p text:style-name="P55">Move right</text:p>
          </table:table-cell>
          <table:table-cell table:style-name="Table1.A2" office:value-type="string">
            <text:p text:style-name="P55">S</text:p>
          </table:table-cell>
          <table:table-cell table:style-name="Table1.C2" office:value-type="string">
            <text:p text:style-name="P55">L</text:p>
          </table:table-cell>
        </table:table-row>
        <table:table-row>
          <table:table-cell table:style-name="Table1.A2" office:value-type="string">
            <text:p text:style-name="P55">Attack</text:p>
          </table:table-cell>
          <table:table-cell table:style-name="Table1.A2" office:value-type="string">
            <text:p text:style-name="P55">Q</text:p>
          </table:table-cell>
          <table:table-cell table:style-name="Table1.C2" office:value-type="string">
            <text:p text:style-name="P55">I</text:p>
          </table:table-cell>
        </table:table-row>
        <table:table-row>
          <table:table-cell table:style-name="Table1.A2" office:value-type="string">
            <text:p text:style-name="P55">Block</text:p>
          </table:table-cell>
          <table:table-cell table:style-name="Table1.A2" office:value-type="string">
            <text:p text:style-name="P55">W</text:p>
          </table:table-cell>
          <table:table-cell table:style-name="Table1.C2" office:value-type="string">
            <text:p text:style-name="P55">O</text:p>
          </table:table-cell>
        </table:table-row>
      </table:table>
      <text:p text:style-name="P56"/>
      <text:p text:style-name="P57"/>
      <text:p text:style-name="P57">Design</text:p>
      <text:p text:style-name="P57"/>
      <text:p text:style-name="P58"><text:span text:style-name="T133">Like the previous game </text:span><text:span text:style-name="T164">(and every single game I have created for this course)</text:span><text:span text:style-name="T133">, this game is also a JavaFX application and uses the exact same design pattern. Likewise, the project directory is also structured the same way:</text:span></text:p>
      <text:p text:style-name="P59"/>
      <text:list text:continue-list="list3696558867" text:style-name="L1">
        <text:list-item>
          <text:p text:style-name="P60">model/</text:p>
          <text:list>
            <text:list-item>
              <text:p text:style-name="P61"><text:span text:style-name="T165">ComputerFighter</text:span>.java –<text:span text:style-name="T14"> class </text:span><text:span text:style-name="T166">containing logic</text:span><text:span text:style-name="T14"> </text:span><text:span text:style-name="T166">to control computer fighters</text:span></text:p>
            </text:list-item>
          </text:list>
        </text:list-item>
      </text:list>
      <text:list text:style-name="L5">
        <text:list-item>
          <text:list>
            <text:list-item>
              <text:p text:style-name="P62"><text:span text:style-name="T165">Fighter</text:span>.java –<text:span text:style-name="T14"> </text:span><text:span text:style-name="T166">base class containing the logic and data to generally control a fighter</text:span></text:p>
            </text:list-item>
            <text:list-item>
              <text:p text:style-name="P62"><text:span text:style-name="T167">GameState</text:span><text:span text:style-name="T14">.java – </text:span><text:span text:style-name="T166">data class to used by computer fighter to representing a state of the game</text:span></text:p>
            </text:list-item>
            <text:list-item>
              <text:p text:style-name="P62"><text:span text:style-name="T35">Model</text:span>.java – <text:span text:style-name="T36">main class containing the </text:span><text:span text:style-name="T37">game and application logic</text:span></text:p>
            </text:list-item>
            <text:list-item>
              <text:p text:style-name="P63"><text:span text:style-name="T168">PlayerFighter</text:span><text:span text:style-name="T44">.java</text:span><text:span text:style-name="T37"> – </text:span><text:span text:style-name="T166">class containing logic to control a fighter with keyboard input</text:span></text:p>
            </text:list-item>
            <text:list-item>
              <text:p text:style-name="P62"><text:span text:style-name="T35">PublishSubs</text:span><text:span text:style-name="T38">c</text:span><text:span text:style-name="T35">ribe</text:span>.java – <text:span text:style-name="T39">i</text:span><text:span text:style-name="T14">nterface </text:span><text:span text:style-name="T40">to send data from the model to the view components</text:span></text:p>
            </text:list-item>
          </text:list>
        </text:list-item>
        <text:list-item>
          <text:p text:style-name="P62">view/</text:p>
          <text:list>
            <text:list-item>
              <text:p text:style-name="P64"><text:span text:style-name="T169">game</text:span><text:span text:style-name="T35">/</text:span></text:p>
              <text:list>
                <text:list-item>
                  <text:p text:style-name="P65"><text:span text:style-name="T169">FighterBar</text:span>.java – <text:span text:style-name="T40">parent </text:span><text:span text:style-name="T41">container</text:span><text:span text:style-name="T40"> class representing the </text:span><text:span text:style-name="T166">top bar for a fighter</text:span></text:p>
                </text:list-item>
                <text:list-item>
                  <text:p text:style-name="P65"><text:span text:style-name="T169">FighterView</text:span>.java –<text:span text:style-name="T14"> </text:span><text:span text:style-name="T166">component to visually represent a fighter on-screen</text:span></text:p>
                </text:list-item>
                <text:list-item>
                  <text:p text:style-name="P65"><text:span text:style-name="T169">GameView</text:span>.java –<text:span text:style-name="T14"> <text:s/></text:span><text:span text:style-name="T166">parent container class containing all components of an ongoing match</text:span></text:p>
                </text:list-item>
                <text:list-item>
                  <text:p text:style-name="P65"><text:span text:style-name="T170">HealthBar</text:span>.java – <text:s/><text:span text:style-name="T166">component of </text:span><text:span text:style-name="T171">FighterBar</text:span><text:span text:style-name="T166"> to display a fighter’s current health</text:span></text:p>
                </text:list-item>
                <text:list-item>
                  <text:p text:style-name="P65"><text:span text:style-name="T170">QuitButton</text:span>.java – <text:span text:style-name="T42">Button</text:span><text:span text:style-name="T43"> component</text:span><text:span text:style-name="T37"> </text:span><text:span text:style-name="T166">to return to the menu screen during an ongoing match</text:span></text:p>
                </text:list-item>
                <text:list-item>
                  <text:p text:style-name="P66"><text:span text:style-name="T172">WinMarker</text:span><text:span text:style-name="T37">.java – </text:span><text:span text:style-name="T166">component of </text:span><text:span text:style-name="T171">FighterBar </text:span><text:span text:style-name="T173">to display how many rounds a fighter has won</text:span></text:p>
                </text:list-item>
              </text:list>
            </text:list-item>
            <text:list-item>
              <text:p text:style-name="P64"><text:span text:style-name="T170">menu</text:span><text:span text:style-name="T35">/</text:span></text:p>
              <text:list>
                <text:list-item>
                  <text:p text:style-name="P65"><text:span text:style-name="T170">MenuButton</text:span>.java – <text:span text:style-name="T174">component to select a game mode from the menu</text:span></text:p>
                </text:list-item>
                <text:list-item>
                  <text:p text:style-name="P65"><text:span text:style-name="T170">MenuSelection</text:span>.java – <text:span text:style-name="T174">component to display the current game mode selected in the menu</text:span></text:p>
                </text:list-item>
                <text:list-item>
                  <text:p text:style-name="P66"><text:span text:style-name="T170">MenuView</text:span>.java – <text:span text:style-name="T174">parent container class representing the entire menu as a whole</text:span></text:p>
                </text:list-item>
              </text:list>
            </text:list-item>
          </text:list>
        </text:list-item>
        <text:list-item>
          <text:p text:style-name="P62">App.java –<text:span text:style-name="T14"> </text:span><text:span text:style-name="T47">class to initialize components related to the application itself (stage, scene, root, etc.)</text:span></text:p>
        </text:list-item>
        <text:list-item>
          <text:p text:style-name="P62">Controller.java –<text:span text:style-name="T47"> event handling class used by view components to perform actions in the model</text:span></text:p>
        </text:list-item>
        <text:list-item>
          <text:p text:style-name="P62">Main.java –<text:span text:style-name="T14"> </text:span><text:span text:style-name="T47">entry point class required to build JavaFX .jar files </text:span></text:p>
        </text:list-item>
      </text:list>
      <text:p text:style-name="P59"/>
      <text:p text:style-name="P59"/>
      <text:p text:style-name="P67"><text:span text:style-name="T134"/></text:p>
      <text:p text:style-name="P68"><text:soft-page-break/>In the context of this assignment, the files of interest relating to the implementation of the AI <text:span text:style-name="T175">fighter</text:span> are all contained in the model directory, and consist specifically of <text:span text:style-name="T13">ComputerFighter.java</text:span> and <text:span text:style-name="T13">GameState.java. </text:span><text:span text:style-name="T176">The former of these classes is where the Q-learning algorithm is set up and implemented, while the latter is used within </text:span><text:span text:style-name="T177">ComputerFighter </text:span><text:span text:style-name="T176">to support </text:span><text:span text:style-name="T175">its implementation.<text:line-break/></text:span></text:p>
      <text:p text:style-name="P69"><text:span text:style-name="T175">Within</text:span> <text:span text:style-name="T13">ComputerFighter, </text:span><text:span text:style-name="T175">t</text:span>he Q-learning process is <text:span text:style-name="T178">centered</text:span> around maintaining <text:span text:style-name="T179">the</text:span> <text:span text:style-name="T13">qTable</text:span>, which maps game states to action-value pairs, <text:span text:style-name="T175">implemented specifically as a </text:span><text:span text:style-name="T180">HashMap</text:span><text:span text:style-name="T175"> of type </text:span><text:span text:style-name="T180">HashMap&lt;GameState, Map&lt;Action, Double&gt;&gt;. </text:span><text:span text:style-name="T181">Regarding the states themselves, there is little to comment on other than that they are designed to be as coarse as possible while capturing the necessary data that forms the basis of the an AI fighter’s behaviour. In this case, a </text:span><text:span text:style-name="T182">GameState </text:span><text:span text:style-name="T181">is comprised mostly of boolean values regarding the </text:span><text:span text:style-name="T183">AI </text:span><text:span text:style-name="T181">fighter’s opponent, such as whether they are in attacking distance, or whether they were recently hit.</text:span><text:span text:style-name="T180"> </text:span>Each frame, <text:span text:style-name="T175">the</text:span><text:span text:style-name="T180"> determineAction()</text:span><text:span text:style-name="T175"> function is called from </text:span><text:span text:style-name="T180">Model.java, </text:span><text:span text:style-name="T184">where </text:span>the AI observes the current game state, selects an action using an epsilon-greedy policy (balancing exploration and exploitation), and executes it. The state-action pair is then evaluated based on <text:span text:style-name="T184">the </text:span>immediate reward function,<text:span text:style-name="T13"> </text:span><text:span text:style-name="T185">scoreAction(),</text:span><text:span text:style-name="T13"> </text:span>which assigns positive or negative rewards depending on the consequences of the chosen action (<text:span text:style-name="T175">such as </text:span>successfully attacking an opponent or making an unnecessary block). <text:span text:style-name="T175">Finally, t</text:span>he <text:span text:style-name="T13">updateTable</text:span><text:span text:style-name="T180">()</text:span> <text:span text:style-name="T186">function</text:span> updates the Q-value for the previous state-action pair using the <text:span text:style-name="T187">following </text:span><text:span text:style-name="T175">variant of the </text:span>Q-learning formula <text:span text:style-name="T175">described in the textbook</text:span>:<text:line-break/></text:p>
      <text:p text:style-name="P70">Q(s, a) = (1 − α)<text:span text:style-name="T14"> <text:s/></text:span><text:span text:style-name="T188">* </text:span>Q(s , a) + α <text:span text:style-name="T189">* </text:span>(r + γ <text:span text:style-name="T189">* m</text:span>ax<text:span text:style-name="T189">(</text:span>⁡Q(s′, a′))<text:span text:style-name="T190">)</text:span></text:p>
      <text:p text:style-name="P71"/>
      <text:p text:style-name="P71">where α <text:span text:style-name="T191">(alpha) </text:span>is the learning rate, r is the immediate reward, γ <text:span text:style-name="T191">(gamma) </text:span>is the discount factor, and <text:span text:style-name="T13">max</text:span><text:span text:style-name="T192">(</text:span><text:span text:style-name="T13">⁡Q(s′, a′)</text:span> is the highest Q-value for the new state. Over time, the AI refines its strategy, favouring high-reward actions while gradually reducing exploration through state-dependent epsilon decay.</text:p>
      <text:p text:style-name="P72"/>
      <text:p text:style-name="P73">State-dependent Epsilon Exploitation</text:p>
      <text:p text:style-name="P32"/>
      <text:p text:style-name="P74"><text:span text:style-name="T193">Rather than a universal ep</text:span><text:span text:style-name="T194">silon</text:span><text:span text:style-name="T193"> value, <text:s/></text:span><text:span text:style-name="T195">the</text:span><text:span text:style-name="T196"> </text:span><text:span text:style-name="T193">Q-learning implementation <text:s/>uses various state-dependent ep</text:span><text:span text:style-name="T194">silons</text:span><text:span text:style-name="T193"> to control the rate of </text:span><text:span text:style-name="T197">exploitation</text:span><text:span text:style-name="T193">. </text:span><text:span text:style-name="T198">In this case, n</text:span><text:span text:style-name="T196">ew states are initialized with a baseline epsilon value (0.5) which decays by 1.</text:span><text:span text:style-name="T194">5</text:span><text:span text:style-name="T196">% each time </text:span><text:span text:style-name="T194">a</text:span><text:span text:style-name="T196"> state is revisited. The intuition of this approach is to </text:span><text:span text:style-name="T198">promote exploration in unfamiliar states and exploitation in familiar ones. Rather than treating each state equally in terms of </text:span><text:span text:style-name="T199">an AI fighter’s</text:span><text:span text:style-name="T198"> mastery of the entire state space, mastery is considered on a </text:span><text:span text:style-name="T194">per-state</text:span><text:span text:style-name="T198"> basis, </text:span><text:span text:style-name="T200">where </text:span><text:span text:style-name="T194">common states are mastered earlier than rare ones.</text:span></text:p>
      <text:p text:style-name="P74"/>
      <text:p text:style-name="P75"><text:span text:style-name="T201">In practice, this shows clear benefits in states where the fighters are not in attacking distance of each other. This is particularly useful in CvC mode, as </text:span><text:span text:style-name="T202">both </text:span><text:span text:style-name="T203">fighters</text:span><text:span text:style-name="T201"> quickly learn that the best move to exploit in these states is simply to approach their opponent. As opposed to the standard epsilon exploration </text:span><text:span text:style-name="T204">method</text:span><text:span text:style-name="T201"> used in previous versions of the game, this significantly speeds up of the </text:span><text:span text:style-name="T203">fighters</text:span><text:span text:style-name="T202">’ </text:span><text:span text:style-name="T201">training by allowing them to explore </text:span><text:span text:style-name="T204">the more complex (and arguably more important) </text:span><text:span text:style-name="T205">in</text:span><text:span text:style-name="T201">-attacking-distance states sooner.</text:span><text:span text:style-name="T202"> </text:span><text:span text:style-name="T205">On the contrary this also means that rare states will maintain relatively high baseline values into later rounds of the game, such as the states where a </text:span><text:span text:style-name="T203">fighter</text:span><text:span text:style-name="T205"> has parried their opponent. As </text:span><text:span text:style-name="T204">rare and as crucial <text:s/>as these states are towards a </text:span><text:span text:style-name="T203">fighter</text:span><text:span text:style-name="T204">’s likelihood of winning a round</text:span><text:span text:style-name="T205">, </text:span><text:span text:style-name="T204">there is still a &lt;50% chance </text:span><text:span text:style-name="T206">to </text:span><text:span text:style-name="T204">capitalize on a parry with a follow-up attack so long as </text:span><text:span text:style-name="T206">the </text:span><text:span text:style-name="T203">fighter</text:span><text:span text:style-name="T204"> has explored doing so in a state prior.</text:span></text:p>
      <text:p text:style-name="P76"><text:span text:style-name="T207"/></text:p>
      <text:p text:style-name="P76"><text:span text:style-name="T208"/></text:p>
      <text:p text:style-name="P76"><text:span text:style-name="T208"/></text:p>
      <text:p text:style-name="P76"><text:span text:style-name="T208"/></text:p>
      <text:p text:style-name="P76"><text:soft-page-break/><text:span text:style-name="T208">Behaviour</text:span></text:p>
      <text:p text:style-name="P75"><text:span text:style-name="T204"/></text:p>
      <text:p text:style-name="P77"><text:span text:style-name="T204">I</text:span><text:span text:style-name="T209">n my experience playing the game and observing the AI in PvC mode, I find that its behaviour varies with each play test. In general, it seems to take ~10 rounds on average for </text:span><text:span text:style-name="T210">the AI </text:span><text:span text:style-name="T209">to ‘master’ the state space, and while </text:span><text:span text:style-name="T210">I have</text:span><text:span text:style-name="T209"> noticed common patterns </text:span><text:span text:style-name="T210">of behaviour </text:span><text:span text:style-name="T209">between each test, the way it <text:s/>‘masters’ the state space is often different. For example, in most play tests, I </text:span><text:span text:style-name="T211">encountered</text:span><text:span text:style-name="T209"> </text:span><text:span text:style-name="T210">a </text:span><text:span text:style-name="T211">predictable, </text:span><text:span text:style-name="T210">impatient</text:span><text:span text:style-name="T209"> form of the AI </text:span><text:span text:style-name="T210">that avoids blocking and</text:span><text:span text:style-name="T209"> decides that it is nearly always in its best interest to trade attacks with the player. In </text:span><text:span text:style-name="T210">other</text:span><text:span text:style-name="T209"> cases, the AI can take on a more defensive play-style, waiting patiently for the player </text:span><text:span text:style-name="T210">to enter a vulnerable state before it attacks, or for the player to attack so it can capitalize on a parry. I believe each play style is highly dependent on how often the AI is successful to either land an attack or block the opponent’s attack earlier on its its training, which is ultimately decided </text:span><text:span text:style-name="T212">by </text:span><text:span text:style-name="T210">how </text:span><text:span text:style-name="T213">its</text:span><text:span text:style-name="T210"> opponent is playing and the random nature of exploration.</text:span><text:span text:style-name="T214"> </text:span><text:span text:style-name="T213">T</text:span><text:span text:style-name="T214">his diversity makes the AI much more suited for PvC mode, as once it </text:span><text:span text:style-name="T215">is </text:span><text:span text:style-name="T214">considered to have mastered the state space, it is capable of fairly ‘intelligent’ behaviour relevant to the </text:span><text:span text:style-name="T215">simplicity of the actions available to </text:span><text:span text:style-name="T216">it. </text:span><text:span text:style-name="T217">Some of these behaviours include side-stepping attacks, optimally spacing from the opponent, parrying (which is </text:span><text:span text:style-name="T218">rate for the reasons previously discussed)</text:span><text:span text:style-name="T217">, </text:span><text:span text:style-name="T215">and attacking the opponent in vulnerable states, whether they be in a block or attack wind-down animation. I consider the latter of these vulnerable state exploitation actions to be the most difficult and rewarding form of skill expression in the game, even for human players. </text:span><text:span text:style-name="T219">After attacking </text:span><text:span text:style-name="T215">(feel free to skip this part)</text:span><text:span text:style-name="T219">, there is a precise window at the beginning of the attacker’s wind-down animation where their opponent can follow-up with an attack </text:span><text:span text:style-name="T220">without </text:span><text:span text:style-name="T221">receiving</text:span><text:span text:style-name="T220"> </text:span><text:span text:style-name="T219">damage. This occurs because </text:span><text:span text:style-name="T220">a</text:span><text:span text:style-name="T221">n attacker’s</text:span><text:span text:style-name="T219"> hit-box moves slightly forward </text:span><text:span text:style-name="T221">with their thrust before gradually </text:span><text:span text:style-name="T219">returning to its original position </text:span><text:span text:style-name="T221">in the wind-down animation</text:span><text:span text:style-name="T219">. </text:span><text:span text:style-name="T220">In this scenario, if the fighter receiving the attack positions themselves just within attack range of their opponent, quickly side steps the attack right <text:s/>before it would land then immediately move back into attack range to follow-up with a precisely timed attack, they are able to </text:span><text:span text:style-name="T222">damage</text:span><text:span text:style-name="T220"> the opponent </text:span><text:span text:style-name="T221">while preventing taking themselves. </text:span><text:span text:style-name="T222">In my experience, this is easier said than done, and</text:span><text:span text:style-name="T221"> makes for a formidable AI opponent when they learn this behaviour.</text:span></text:p>
      <text:p text:style-name="P77"><text:span text:style-name="T221"/></text:p>
      <text:p text:style-name="P78"><text:span text:style-name="T221">A</text:span><text:span text:style-name="T209">s for CvC </text:span><text:span text:style-name="T223">mode</text:span><text:span text:style-name="T209">, I notice that the AI fighters tend to </text:span><text:span text:style-name="T223">be more </text:span><text:span text:style-name="T209">rigid and predictable in their actions. </text:span><text:span text:style-name="T223">Again, it takes ~10 round for both AI fighters to master the state space and reach a point where they appear to fight fluently. Unlike PvC, however, this state of mastery rarely diverts from the same behaviours. While both fighters learn when they should attack and when they should block, these actions are usually restricted to the states where their opponent is winding down from a block or initiating attack, respectively. This can cause the fighters to remain fixed </text:span><text:span text:style-name="T224">in place</text:span><text:span text:style-name="T223">, </text:span><text:span text:style-name="T224">stuck in a cycle of attacking and blocking each other</text:span><text:span text:style-name="T223"> until one fighter </text:span><text:span text:style-name="T224">finally </text:span><text:span text:style-name="T223">executes a random action (which can </text:span><text:span text:style-name="T225">be a painfully drawn out process to sit through</text:span><text:span text:style-name="T223">). </text:span><text:span text:style-name="T226">In some cases, a fighter may favour side-stepping an attack over blocking, but aside from this, their behaviour remains consistent from trial to trial. This makes sense the AI’s implementation – both fighters have the exact same reward system, and the set of actions is not broad enough to promote a diversity of behaviours when the fighters are within attack range. </text:span><text:span text:style-name="T227">I considered addressing this by implementing different ‘profiles’ for the AI fighters to punish and reward them differently to promote different play styles, but this ultimately did not make it into the final version of the game.</text:span></text:p>
      <text:p text:style-name="P79"><text:span text:style-name="T223"><text:s/></text:span></text:p>
      <text:p text:style-name="P80"><text:span text:style-name="T117">Issues </text:span><text:span text:style-name="T118">and B</text:span><text:span text:style-name="T119">ugs</text:span></text:p>
      <text:p text:style-name="P80"><text:span text:style-name="T119"/></text:p>
      <text:p text:style-name="P80"><text:span text:style-name="T228">At the moment, there are no significant issues with the game, and given the black-box nature of Q-learning, it can be difficult to gauge the quality of the AI fighter’s behaviour and whether it is behaving exactly according to how it is rewarded. The only bug that comes to mind is related to the animation of an attacking AI fighter – at times, the attack wind-up animation does not play, and the AI is suddenly thrust forward into an attack.</text:span><text:span text:style-name="T215"><text:line-break/></text:span><text:soft-page-break/><text:span text:style-name="T215"><text:line-break/></text:span><text:span text:style-name="T229">Instructions</text:span></text:p>
      <text:p text:style-name="P81"/>
      <text:list text:style-name="L6">
        <text:list-item>
          <text:p text:style-name="P82"><text:span text:style-name="T230">T</text:span><text:span text:style-name="T133">wo </text:span>zip file<text:span text:style-name="T133">s </text:span><text:span text:style-name="T230">are provided</text:span><text:span text:style-name="T133">, </text:span><text:span text:style-name="T134">a</text:span><text:span text:style-name="T231">3</text:span><text:span text:style-name="T134">_1.zip</text:span><text:span text:style-name="T133"> and <text:s/></text:span><text:span text:style-name="T134">a</text:span><text:span text:style-name="T231">3</text:span><text:span text:style-name="T134">_2.zip</text:span><text:span text:style-name="T133">, </text:span><text:s/>containing <text:span text:style-name="T133">the project directories for both games respectively. </text:span><text:span text:style-name="T230">T</text:span><text:span text:style-name="T133">he executable jar files for both games </text:span><text:span text:style-name="T230">are also provide to launch them directly. </text:span><text:span text:style-name="T232">The jar files are compiled for Java 23 or higher.</text:span></text:p>
        </text:list-item>
        <text:list-item>
          <text:p text:style-name="P82">The jar file<text:span text:style-name="T133">s</text:span> can be ran via the command line with <text:span text:style-name="T13">java -</text:span><text:span text:style-name="T233">jar</text:span><text:span text:style-name="T13"> </text:span><text:span text:style-name="T134">jarname.jar</text:span><text:span text:style-name="T13"> </text:span><text:span text:style-name="T14">or by </text:span><text:span text:style-name="T234">simply double clicking the </text:span><text:span text:style-name="T14">execu</text:span><text:span text:style-name="T234">table if your OS allows it.</text:span></text:p>
        </text:list-item>
        <text:list-item>
          <text:p text:style-name="P83">Otherwise, the project can be <text:span text:style-name="T235">compiled</text:span> and ran using <text:span text:style-name="T13">./run </text:span>in the <text:span text:style-name="T235">project’s </text:span>root <text:span text:style-name="T235">directory</text:span>. <text:span text:style-name="T235">You can also rebuild the provided jar</text:span><text:span text:style-name="T133">s</text:span><text:span text:style-name="T235"> using </text:span><text:span text:style-name="T236">./build</text:span><text:span text:style-name="T235"> in the</text:span><text:span text:style-name="T133">ir</text:span><text:span text:style-name="T235"> root director</text:span><text:span text:style-name="T133">ies</text:span><text:span text:style-name="T235">, and </text:span><text:span text:style-name="T237">the newly built jar</text:span><text:span text:style-name="T133">s</text:span><text:span text:style-name="T235"> will be in the</text:span><text:span text:style-name="T133">ir</text:span><text:span text:style-name="T235"> </text:span><text:span text:style-name="T236">out/</text:span><text:span text:style-name="T235"> directory.</text:span></text:p>
        </text:list-item>
      </text:list>
      <text:p text:style-name="P1"/>
      <text:p text:style-name="P84"><text:span text:style-name="T2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6:14:05.097314236</meta:creation-date>
    <dc:date>2025-03-27T19:57:16.434788062</dc:date>
    <meta:editing-duration>P3DT18H38M21S</meta:editing-duration>
    <meta:editing-cycles>269</meta:editing-cycles>
    <meta:generator>LibreOffice/24.8.5.2$Linux_X86_64 LibreOffice_project/480$Build-2</meta:generator>
    <meta:print-date>2025-03-27T19:57:47.438798439</meta:print-date>
    <meta:printed-by>PDF files</meta:printed-by>
    <meta:document-statistic meta:table-count="1" meta:image-count="0" meta:object-count="0" meta:page-count="8" meta:paragraph-count="127" meta:word-count="3920" meta:character-count="23910" meta:non-whitespace-character-count="20115"/>
  </office:meta>
</office:document-meta>
</file>